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ans-serif"/>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widows="1" fo:text-indent="0cm" style:auto-text-indent="false"/>
    </style:style>
    <style:style style:name="P2" style:family="paragraph" style:parent-style-name="Standard">
      <style:paragraph-properties fo:margin-left="0cm" fo:margin-right="0cm" fo:text-indent="0cm" style:auto-text-indent="false"/>
      <style:text-properties fo:font-variant="normal" fo:text-transform="none" fo:color="#29303b" style:font-name="Georgia" fo:font-size="9.75pt" fo:letter-spacing="normal" fo:font-style="normal" fo:font-weight="normal"/>
    </style:style>
    <style:style style:name="P3" style:family="paragraph" style:parent-style-name="Standard">
      <style:paragraph-properties fo:margin-left="0cm" fo:margin-right="0cm" fo:text-align="start" style:justify-single-word="false" fo:widows="1" fo:text-indent="0cm" style:auto-text-indent="false"/>
      <style:text-properties fo:font-variant="normal" fo:text-transform="none" fo:color="#29303b" style:font-name="Georgia" fo:font-size="9.75pt" fo:letter-spacing="normal" fo:font-style="normal" fo:font-weight="normal"/>
    </style:style>
    <style:style style:name="P4" style:family="paragraph" style:parent-style-name="Standard">
      <style:paragraph-properties fo:margin-left="0cm" fo:margin-right="0cm" fo:text-align="start" style:justify-single-word="false" fo:widows="1" fo:text-indent="0cm" style:auto-text-indent="false"/>
      <style:text-properties fo:font-variant="normal" fo:text-transform="none" fo:color="#29303b" style:font-name="Georgia" fo:font-size="9.75pt" fo:letter-spacing="normal" fo:font-style="normal" fo:font-weight="normal" officeooo:rsid="00291d8d" officeooo:paragraph-rsid="00291d8d"/>
    </style:style>
    <style:style style:name="P5" style:family="paragraph" style:parent-style-name="Standard">
      <style:paragraph-properties fo:margin-left="0cm" fo:margin-right="0cm" fo:text-align="start" style:justify-single-word="false" fo:widows="1" fo:text-indent="0cm" style:auto-text-indent="false"/>
      <style:text-properties fo:font-variant="normal" fo:text-transform="none" fo:color="#29303b" style:font-name="Verdana" fo:font-size="6.75pt" fo:letter-spacing="normal" fo:font-style="normal" fo:font-weight="normal" fo:padding="0cm" fo:border="non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font-variant="normal" fo:text-transform="none" fo:color="#29303b" style:font-name="Georgia" fo:font-size="9.75pt" fo:letter-spacing="normal" fo:font-style="normal" fo:font-weight="normal"/>
    </style:style>
    <style:style style:name="P8" style:family="paragraph" style:parent-style-name="Text_20_body">
      <style:paragraph-properties fo:margin-left="0cm" fo:margin-right="0cm" fo:text-align="start" style:justify-single-word="false" fo:widows="1" fo:text-indent="0cm" style:auto-text-indent="false"/>
      <style:text-properties fo:font-variant="normal" fo:text-transform="none" fo:color="#29303b" style:font-name="Georgia" fo:font-size="9.75pt" fo:letter-spacing="normal" fo:font-style="normal" fo:font-weight="normal"/>
    </style:style>
    <style:style style:name="P9" style:family="paragraph" style:parent-style-name="Text_20_body">
      <style:paragraph-properties fo:margin-left="0cm" fo:margin-right="0cm" fo:text-align="start" style:justify-single-word="false" fo:widows="1" fo:text-indent="0cm" style:auto-text-indent="false"/>
      <style:text-properties fo:font-variant="normal" fo:text-transform="none" fo:color="#29303b" style:font-name="Georgia" fo:font-size="9.75pt" fo:letter-spacing="normal" fo:font-style="normal" fo:font-weight="normal" officeooo:rsid="00291d8d" officeooo:paragraph-rsid="00291d8d"/>
    </style:style>
    <style:style style:name="P10" style:family="paragraph" style:parent-style-name="Heading_20_3">
      <style:paragraph-properties fo:margin-left="0cm" fo:margin-right="0cm" fo:text-indent="0cm" style:auto-text-indent="false"/>
    </style:style>
    <style:style style:name="P11" style:family="paragraph" style:parent-style-name="Heading_20_3">
      <style:paragraph-properties fo:margin-left="0cm" fo:margin-right="0cm" fo:text-align="start" style:justify-single-word="false" fo:widows="1" fo:text-indent="0cm" style:auto-text-indent="false"/>
      <style:text-properties fo:font-variant="normal" fo:text-transform="none" fo:color="#1b0431" style:font-name="Georgia" fo:font-size="13.5pt" fo:letter-spacing="normal" fo:font-style="normal" fo:font-weight="normal"/>
    </style:style>
    <style:style style:name="P12" style:family="paragraph" style:parent-style-name="Heading_20_3">
      <style:paragraph-properties fo:margin-left="0cm" fo:margin-right="0cm" fo:text-align="start" style:justify-single-word="false" fo:widows="1" fo:text-indent="0cm" style:auto-text-indent="false"/>
      <style:text-properties fo:font-variant="normal" fo:text-transform="none" fo:color="#1b0431" style:font-name="Georgia" fo:font-size="13.5pt" fo:letter-spacing="normal" fo:font-style="normal" fo:font-weight="normal" officeooo:rsid="00291d8d" officeooo:paragraph-rsid="00291d8d"/>
    </style:style>
    <style:style style:name="P13" style:family="paragraph" style:parent-style-name="Heading_20_3">
      <style:paragraph-properties fo:margin-left="0cm" fo:margin-right="0cm" fo:text-indent="0cm" style:auto-text-indent="false"/>
      <style:text-properties fo:font-variant="normal" fo:text-transform="none" fo:color="#29303b" style:font-name="Georgia" fo:font-size="9.75pt" fo:letter-spacing="normal" fo:font-style="normal" fo:font-weight="normal"/>
    </style:style>
    <style:style style:name="T1" style:family="text">
      <style:text-properties fo:font-variant="normal" fo:text-transform="none" fo:color="#29303b" style:font-name="Georgia" fo:font-size="9.75pt" fo:letter-spacing="normal" fo:font-style="normal" fo:font-weight="normal"/>
    </style:style>
    <style:style style:name="T2" style:family="text">
      <style:text-properties fo:font-variant="normal" fo:text-transform="none" fo:color="#29303b" style:font-name="Georgia" fo:font-size="9.75pt" fo:letter-spacing="normal" fo:font-style="normal" fo:font-weight="normal" officeooo:rsid="003afe52"/>
    </style:style>
    <style:style style:name="T3" style:family="text">
      <style:text-properties fo:font-variant="normal" fo:text-transform="none" fo:color="#29303b" fo:letter-spacing="normal"/>
    </style:style>
    <style:style style:name="T4" style:family="text">
      <style:text-properties fo:font-variant="normal" fo:text-transform="none" fo:color="#29303b" fo:letter-spacing="normal" style:font-name-complex="Georgia" style:font-size-complex="9.75pt" style:font-style-complex="normal" style:font-weight-complex="normal"/>
    </style:style>
    <style:style style:name="T5" style:family="text">
      <style:text-properties fo:font-variant="normal" fo:text-transform="none" fo:color="#1b0431" style:font-name="Georgia" fo:font-size="13.5pt" fo:letter-spacing="normal" fo:font-style="normal" style:text-underline-style="solid" style:text-underline-width="auto" style:text-underline-color="font-color" fo:font-weight="normal"/>
    </style:style>
    <style:style style:name="T6" style:family="text">
      <style:text-properties fo:color="#1b0431" fo:font-size="13.5pt"/>
    </style:style>
    <style:style style:name="T7" style:family="text">
      <style:text-properties fo:color="#1b0431" fo:font-size="13.5pt" style:text-underline-style="solid" style:text-underline-width="auto" style:text-underline-color="font-color"/>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 wanna return to my former glory,</text:span><text:line-break/><text:line-break/><text:line-break/><text:line-break/><text:span text:style-name="T1">when love was just a bedtime story.</text:span><text:line-break/><text:line-break/><text:line-break/><text:line-break/><text:span text:style-name="T1">It used to tuck me in at night,</text:span><text:line-break/><text:line-break/><text:line-break/><text:line-break/><text:span text:style-name="T1">and make me sleep so tight.</text:span><text:line-break/><text:line-break/><text:line-break/><text:line-break/><text:span text:style-name="T1">I would smile with my eyes closed,</text:span><text:line-break/><text:line-break/><text:line-break/><text:line-break/><text:span text:style-name="T1">your treatment of me I endorsed.</text:span><text:line-break/><text:line-break/><text:line-break/><text:line-break/><text:line-break/><text:line-break/><text:line-break/><text:line-break/><text:span text:style-name="T1">But when darkness fell,</text:span><text:line-break/><text:line-break/><text:line-break/><text:line-break/><text:span text:style-name="T1">the lights also went dead.</text:span><text:line-break/><text:line-break/><text:line-break/><text:line-break/><text:span text:style-name="T1">I reached out my hand,</text:span><text:line-break/><text:line-break/><text:line-break/><text:line-break/><text:span text:style-name="T1">and touched Ghostland.</text:span><text:line-break/><text:line-break/><text:line-break/><text:line-break/><text:span text:style-name="T1">I wanted to scream so loud,</text:span><text:line-break/><text:line-break/><text:line-break/><text:line-break/><text:span text:style-name="T1">but my voice wasn't high enough.</text:span><text:line-break/><text:line-break/><text:line-break/><text:line-break/><text:line-break/><text:line-break/><text:soft-page-break/><text:line-break/><text:line-break/><text:span text:style-name="T1">All this love is fake,</text:span><text:line-break/><text:line-break/><text:line-break/><text:line-break/><text:span text:style-name="T1">and our night times a waste.</text:span><text:line-break/><text:line-break/><text:line-break/><text:line-break/><text:span text:style-name="T1">Nobody hears me though I complain,</text:span><text:line-break/><text:line-break/><text:line-break/><text:line-break/><text:span text:style-name="T1">for in this world, everybody is vain.</text:span><text:line-break/><text:line-break/><text:line-break/><text:line-break/><text:span text:style-name="T1">Morning will come I assure you -</text:span><text:line-break/><text:line-break/><text:line-break/><text:line-break/><text:span text:style-name="T1">so that another night can be more true.</text:span><text:span text:style-name="T4">﻿</text:span><text:line-break/><text:line-break/><text:line-break/><text:line-break/><text:line-break/><text:line-break/><text:line-break/><text:line-break/><text:span text:style-name="T1">M.K. Baloyi</text:span><text:line-break/><text:line-break/><text:line-break/><text:line-break/><text:span text:style-name="T1">30.12.2010</text:span><text:line-break/><text:line-break/><text:line-break/><text:line-break/><text:span text:style-name="T1">All rights reserved.</text:span><text:line-break/><text:line-break/><text:line-break/><text:line-break/><text:span text:style-name="T1">LikeUnlike · · Share · Delete</text:span><text:line-break/><text:line-break/><text:span text:style-name="T1">Papa Eddie Fungheni Great note</text:span><text:line-break/><text:line-break/><text:span text:style-name="T1">30 December 2010 at 12:38 via Facebook Mobile · LikeUnlike · M.K. Baloyi Thanks buddy!</text:span><text:line-break/><text:line-break/><text:span text:style-name="T1">30 December 2010 at 12:54 · LikeUnlike </text:span><text:line-break/><text:span text:style-name="T3">  </text:span><text:line-break/><text:span text:style-name="T3">  </text:span><text:line-break/><text:span text:style-name="T1">106 </text:span><text:line-break/><text:line-break/><text:line-break/><text:span text:style-name="T1">By M.K. Baloyi · Tuesday, 28 December 2010</text:span><text:line-break/><text:soft-page-break/><text:line-break/><text:span text:style-name="T1">You tendered your heart and rendered me speechless.</text:span><text:line-break/><text:line-break/><text:line-break/><text:line-break/><text:span text:style-name="T1">The way I fell in love with you was helpless.</text:span><text:line-break/><text:line-break/><text:line-break/><text:line-break/><text:span text:style-name="T1">The kind of romantic that I am is hopeless.</text:span><text:line-break/><text:line-break/><text:line-break/><text:line-break/><text:span text:style-name="T1">Everything that I do in the name of love is flawless.</text:span><text:line-break/><text:line-break/><text:line-break/><text:line-break/><text:span text:style-name="T1">Aren't you glad you are no less?</text:span><text:span text:style-name="T4">﻿</text:span><text:line-break/><text:line-break/><text:line-break/><text:line-break/><text:line-break/><text:line-break/><text:line-break/><text:line-break/><text:span text:style-name="T1">M.K. Baloyi</text:span><text:line-break/><text:line-break/><text:line-break/><text:line-break/><text:span text:style-name="T1">2005</text:span><text:line-break/><text:line-break/><text:line-break/><text:line-break/><text:span text:style-name="T1">All rights reserved.</text:span><text:line-break/><text:line-break/><text:span text:style-name="T3">  </text:span><text:line-break/><text:span text:style-name="T3">  </text:span><text:line-break/><text:span text:style-name="T1">EditYou Made a Nigger Shed a Tearby M.K. Baloyi on Tuesday, 28 December 2010 at 11:08 </text:span><text:line-break/><text:line-break/><text:line-break/><text:span text:style-name="T1">A nigger was in bondage, but now he's walking</text:span><text:line-break/><text:line-break/><text:line-break/><text:line-break/><text:span text:style-name="T1">A nigger was in so much pain, but he's healing</text:span><text:line-break/><text:line-break/><text:line-break/><text:line-break/><text:span text:style-name="T1">A nigger was taken for a slave, now he's bouncing</text:span><text:line-break/><text:line-break/><text:line-break/><text:line-break/><text:span text:style-name="T1">A nigger was treated like trash, now he's throwing</text:span><text:line-break/><text:line-break/><text:line-break/><text:soft-page-break/><text:line-break/><text:line-break/><text:line-break/><text:line-break/><text:line-break/><text:span text:style-name="T1">You made him excited like a little child</text:span><text:line-break/><text:line-break/><text:line-break/><text:line-break/><text:span text:style-name="T1">But why are you making him cry like a little child?</text:span><text:line-break/><text:line-break/><text:line-break/><text:line-break/><text:span text:style-name="T1">You crushed a real man's pride</text:span><text:line-break/><text:line-break/><text:line-break/><text:line-break/><text:span text:style-name="T1">And now he refuses for you to mend his heart</text:span><text:line-break/><text:line-break/><text:line-break/><text:line-break/><text:line-break/><text:line-break/><text:line-break/><text:line-break/><text:span text:style-name="T1">This sucker right here knows you got a golden touch</text:span><text:line-break/><text:line-break/><text:line-break/><text:line-break/><text:span text:style-name="T1">And you aren't afraid to touch while the gold is hot</text:span><text:line-break/><text:line-break/><text:line-break/><text:line-break/><text:span text:style-name="T1">He used to be a sucker for a love like yours</text:span><text:line-break/><text:line-break/><text:line-break/><text:line-break/><text:span text:style-name="T1">But nou wa tswafa to even look at anything yours</text:span><text:line-break/><text:line-break/><text:line-break/><text:line-break/><text:line-break/><text:line-break/><text:line-break/><text:line-break/><text:span text:style-name="T1">I must have hurt you by the harsh words I said</text:span><text:line-break/><text:line-break/><text:line-break/><text:line-break/><text:span text:style-name="T1">It's like that when you return fire with fire</text:span><text:line-break/><text:line-break/><text:line-break/><text:line-break/><text:span text:style-name="T1">If I made you feel sad, I'd like you to be glad</text:span><text:line-break/><text:soft-page-break/><text:line-break/><text:line-break/><text:line-break/><text:span text:style-name="T1">We ain't gotta hate on each other when it's all over</text:span><text:line-break/><text:line-break/><text:line-break/><text:line-break/><text:span text:style-name="T1">But I can't like you,</text:span><text:line-break/><text:line-break/><text:line-break/><text:line-break/><text:span text:style-name="T1">'Cause that's the equivalent of getting back together</text:span><text:line-break/><text:line-break/><text:line-break/><text:line-break/><text:line-break/><text:line-break/><text:line-break/><text:line-break/><text:span text:style-name="T1">This song right here, this is my break-up song</text:span><text:line-break/><text:line-break/><text:line-break/><text:line-break/><text:span text:style-name="T1">It says to you that we're finished, finito!</text:span><text:line-break/><text:line-break/><text:line-break/><text:line-break/><text:span text:style-name="T1">But you know what it does? It makes me strong</text:span><text:line-break/><text:line-break/><text:line-break/><text:line-break/><text:span text:style-name="T1">Even though I've lost something I valued</text:span><text:line-break/><text:line-break/><text:line-break/><text:line-break/><text:span text:style-name="T1">I've gained something else, eternal freedom</text:span><text:line-break/><text:line-break/><text:line-break/><text:line-break/><text:line-break/><text:line-break/><text:line-break/><text:line-break/><text:span text:style-name="T1">You made a grown man feel small, belittled</text:span><text:line-break/><text:line-break/><text:line-break/><text:line-break/><text:span text:style-name="T1">Every little thing that he lived with is demeaning</text:span><text:line-break/><text:line-break/><text:line-break/><text:line-break/><text:span text:style-name="T1">You caused a strong man to be a weakling</text:span><text:line-break/><text:line-break/><text:line-break/><text:soft-page-break/><text:line-break/><text:span text:style-name="T1">So he had to cut a long story short, believe it</text:span><text:line-break/><text:line-break/><text:line-break/><text:line-break/><text:line-break/><text:line-break/><text:line-break/><text:line-break/><text:span text:style-name="T1">You should be proud of yourselfooo</text:span><text:line-break/><text:line-break/><text:line-break/><text:line-break/><text:span text:style-name="T1">U kota ku bananisa vavanuna hi tinhloko</text:span><text:line-break/><text:line-break/><text:line-break/><text:line-break/><text:span text:style-name="T1">But the headcount has been reduced by one</text:span><text:line-break/><text:line-break/><text:line-break/><text:line-break/><text:span text:style-name="T1">But what do we know?</text:span><text:line-break/><text:line-break/><text:line-break/><text:line-break/><text:span text:style-name="T1">It's minus one and counting!</text:span><text:line-break/><text:line-break/><text:line-break/><text:line-break/><text:line-break/><text:line-break/><text:line-break/><text:line-break/><text:span text:style-name="T1">When he thought of making love to you</text:span><text:line-break/><text:line-break/><text:line-break/><text:line-break/><text:span text:style-name="T1">Oga always imagined 'this your warmth'</text:span><text:line-break/><text:line-break/><text:line-break/><text:line-break/><text:span text:style-name="T1">Now he gets a shiver down his spine</text:span><text:span text:style-name="T4">﻿</text:span><text:line-break/><text:line-break/><text:line-break/><text:line-break/><text:line-break/><text:line-break/><text:line-break/><text:line-break/><text:span text:style-name="T1">M.K. Baloyi</text:span><text:line-break/><text:line-break/><text:line-break/><text:line-break/><text:span text:style-name="T1">2006</text:span><text:line-break/><text:soft-page-break/><text:line-break/><text:line-break/><text:line-break/><text:span text:style-name="T1">All rights reserved.</text:span><text:line-break/><text:line-break/><text:span text:style-name="T3">  </text:span><text:line-break/><text:span text:style-name="T1">Payday </text:span><text:line-break/><text:line-break/><text:line-break/><text:span text:style-name="T1">By M.K. Baloyi · Tuesday, 28 December 2010</text:span><text:line-break/><text:line-break/><text:span text:style-name="T1">If I gotcha on payday,</text:span><text:line-break/><text:line-break/><text:line-break/><text:line-break/><text:span text:style-name="T1">you must be a bonus on my birthday.</text:span><text:line-break/><text:line-break/><text:line-break/><text:line-break/><text:span text:style-name="T1">If I bought you on red hanger,</text:span><text:line-break/><text:line-break/><text:line-break/><text:line-break/><text:span text:style-name="T1">you must be a bargain and a half.</text:span><text:line-break/><text:line-break/><text:line-break/><text:line-break/><text:span text:style-name="T1">But if I got lucky</text:span><text:line-break/><text:line-break/><text:line-break/><text:line-break/><text:span text:style-name="T1">and won you in Uthingo’s national lottery,</text:span><text:line-break/><text:line-break/><text:line-break/><text:line-break/><text:span text:style-name="T1">lotto for short,</text:span><text:line-break/><text:line-break/><text:line-break/><text:line-break/><text:span text:style-name="T1">then you are the jackpot.</text:span><text:line-break/><text:line-break/><text:line-break/><text:line-break/><text:span text:style-name="T1">Much like DStv’s motto,</text:span><text:line-break/><text:line-break/><text:line-break/><text:line-break/><text:span text:style-name="T1">you are so much more!</text:span><text:line-break/><text:line-break/><text:line-break/><text:line-break/><text:span text:style-name="T4">﻿</text:span><text:line-break/><text:line-break/><text:line-break/><text:line-break/><text:soft-page-break/><text:span text:style-name="T1">M.K. Baloyi</text:span><text:line-break/><text:line-break/><text:line-break/><text:line-break/><text:span text:style-name="T1">2005</text:span><text:line-break/><text:line-break/><text:line-break/><text:line-break/><text:span text:style-name="T1">All rights reserved.</text:span><text:line-break/><text:line-break/><text:span text:style-name="T3">  </text:span><text:line-break/><text:span text:style-name="T3">  </text:span><text:line-break/><text:span text:style-name="T1">Piece </text:span><text:line-break/><text:line-break/><text:line-break/><text:span text:style-name="T1">By M.K. Baloyi · Tuesday, 28 December 2010</text:span><text:line-break/><text:line-break/><text:span text:style-name="T1">It came to me in bits and pieces</text:span><text:line-break/><text:line-break/><text:line-break/><text:line-break/><text:span text:style-name="T1">That every time I look into your eyes</text:span><text:line-break/><text:line-break/><text:line-break/><text:line-break/><text:span text:style-name="T1">I just can't help but realize</text:span><text:line-break/><text:line-break/><text:line-break/><text:line-break/><text:span text:style-name="T1">You're the missing piece</text:span><text:line-break/><text:line-break/><text:line-break/><text:line-break/><text:span text:style-name="T1">In the puzzle of my life</text:span><text:line-break/><text:line-break/><text:line-break/><text:line-break/><text:span text:style-name="T1">But this piece is not just any piece</text:span><text:line-break/><text:line-break/><text:line-break/><text:line-break/><text:span text:style-name="T1">It is a masterpiece</text:span><text:line-break/><text:line-break/><text:line-break/><text:line-break/><text:span text:style-name="T1">A real work of art</text:span><text:line-break/><text:line-break/><text:line-break/><text:line-break/><text:span text:style-name="T1">I have to get you in one piece</text:span><text:line-break/><text:line-break/><text:line-break/><text:line-break/><text:span text:style-name="T1">Because you give me nothing but peace!</text:span><text:line-break/><text:line-break/><text:soft-page-break/><text:line-break/><text:line-break/><text:line-break/><text:line-break/><text:line-break/><text:line-break/><text:span text:style-name="T1">M.K. Baloyi</text:span><text:line-break/><text:line-break/><text:line-break/><text:line-break/><text:span text:style-name="T1">2007</text:span><text:line-break/><text:line-break/><text:line-break/><text:line-break/><text:span text:style-name="T1">All rights reserved.</text:span></text:p>
      <text:p text:style-name="P1"/>
      <text:p text:style-name="P3">Ringole. Ringoti. Ntambu. Korola. I nkarhi muni? I nkarhi wa watch. Rixile. Hoxani. Holeni. Lunghile. U ta lungha. Risuna. Malungani. Mama/nyanya - suckle. Khazamula. Huwa. Pongo. U khona o khulumayo? = ma vulavula? Khuluka. Ku pfaleriwa hi mpfula. Matodzi. Mugwambani. I swopped data bundles 4 beer doubles coz wen im drunk, i thnk a lot. U dnt delete ppl's nums b4 they r dead. A girl is allowed 2 change hr mind - bt xi must nt xpect me 2 do anythn abt it.</text:p>
      <text:p text:style-name="P3"/>
      <text:p text:style-name="P3">My life revolves around you but yours does not revolve around me. So I took an interest in guns, now my life revolves around Revolvers, as it should.</text:p>
      <text:p text:style-name="P3"/>
      <text:p text:style-name="P8"><text:bookmark text:name="bc_0_1MC"/>She divorced her parents to married me.</text:p>
      <text:p text:style-name="P8"><text:bookmark text:name="bc_0_1MN"/><text:line-break/><text:bookmark text:name="bc_0_2MC"/>xikulela</text:p>
      <text:p text:style-name="P8"><text:bookmark text:name="bc_0_2MN"/><text:line-break/><text:bookmark text:name="bc_0_3MC"/>deka. dekela.</text:p>
      <text:p text:style-name="P8"><text:bookmark text:name="bc_0_3MN"/><text:line-break/>Ndzi nga va ndzi ri wa ka Baloyi, Mathevula, Mthondholovhani, Mukalanga, kambe loko swi ta ka ku hlayisa ndzhavuko ndzi tirhela misava hinkwayo ku nga ri Vatsonga ntsena. I'm confident you'll be able to do those two things hi nkarhi lowu nga hetiki mbilu.</text:p>
      <text:p text:style-name="P8">swikhutu – hindrances.</text:p>
      <text:p text:style-name="P8">Some might say the task of not only preserving a language but also making it mainstream is too big for a small group as us. I say not so. If Egypt and Tunisia could say no to a president, of course we can say 'a yi gube' to the little men down here! We must no more follow after the other languages have done it, we must lead the way and show them how it's done. I was thinking today whether to comform or not, coz I find myself under someone who is so ignorant that they think people from Malamulele speak Pedi! But I can't bring myself to quite doing that. Why? Up Next: Tsonga &amp; Stand Up, Mutsonga! These two phrases are what I use to remind myself that this Millenium belongs to us. They've had their chances now it's our turn. I risk being discriminated against and my progress hampered for not getting on with the program, kambe nyoka yo yi vona a yi lumi. It might not have been declared but we're in a civil war. Let us not be assimilated! In a war there'll be casualties like Japanese kamikaze or Middle Eastern suicide bombs, but we'll triumph. For the pessimist, do it for history, for your children. I'm in a relationship with a non-Tsonga and if lucky will not let my kids speak their mother tongue as a first language, so to say. We must not be like the general S. African black population, that hears white people complain about affirmative action and sees eye to eye, while the white people are benefiting from it. Don't listen when they tell you you're too Tsonga, there's no such thing and never will be. The time to compromise is over. They've declared war it's too late to go back to <text:soft-page-break/>the table. It's like the Vendas taking away Elim and Malamulele and expecting us to be civil about it. I'm a radical Tsonga and not afraid to admit it. If it is true that the majority wins, then we should be next in line. But we're not. Swati, Ndebele or Venda will overtake us. Some foreign language like Shona, Tamil, Urdu or German might be next in line. Flip, what am I saying? There's DStv India! Let's do it for history. Tsonga people can withstand any kind of pain or adversity, let's do it for a cause bigger than all of us put together. Tsonga is being sidelined in SA, Zim, Moz education, Swazi, not the world too! Other language speakers think they don't need to learn Tsonga because we can communicate in theirs. Now, mo ndzi mi chela moya, let's not and see what will happen.</text:p>
      <text:p text:style-name="P8"><text:bookmark text:name="bc_0_7MC"/>You can never finish being Tsonga.</text:p>
      <text:p text:style-name="P8"><text:bookmark text:name="bc_0_7MN"/><text:line-break/><text:bookmark text:name="bc_0_9MC"/>Hey fwnd sori 4 da l8 reply-im sori abt da fyt wit yr mom,tho i knw hw diff ds is jst b patient afta al u leavn 2day nd perhaps a break 4rm ha wil help u kwl dwn nd c dat shez a scared parent nd finds lettn go diff,r yr folks takn u der. I hav dis deep-rooted luv 4 tsonga galz. Im nt able 2 excercise it coz d tso galz dat. I stl se yini wen i ddnt here u ryt. N insult lyk Noria Mabasa by bein honored wth hr name on a 2 meter str, y d main rd adjoinin hr is called main strt, in honour of nobody! A lot of women thnk i deserv em. I 1t dat wom who deservs me. Mpfungwe - far. Acm src. We, d tso ql, we dnt get 2 volunteer ntn anymo. It gets taken or gvn 2 us by 4s. U c we'r intellectuals, we brk up ova ac stds n huk up 4 promise 2 reach nu hyts. Xis btfl, bt do i 1t ha, no! She was the smart chick from Chemistry.</text:p>
      <text:p text:style-name="P8"><text:bookmark text:name="bc_0_9MN"/><text:line-break/><text:bookmark text:name="bc_0_10MC"/>dez ntn lyk wen old ppl r loud.</text:p>
      <text:p text:style-name="P8"><text:bookmark text:name="bc_0_10MN"/><text:line-break/>We must all think with thoughts that transcend race, just so we could b beta dan yt ppl.</text:p>
      <text:p text:style-name="P8">Hey fwnd sori 4 da l8 reply-im sori abt da fyt wit yr mom,tho i knw hw diff ds is jst b patient afta al u leavn 2day nd perhaps a break 4rm ha wil help u kwl dwn nd c dat shez a scared parent nd finds lettn go diff,r yr folks takn u der. I hav dis deep-rooted luv 4 tsonga galz. Im nt able 2 excercise it coz d tso galz dat. I stl se yini wen i ddnt here u ryt. N insult lyk Noria Mabasa by bein honored wth hr name on a 2 meter str, y d main rd adjoinin hr is called main strt, in honour of nobody! A lot of women thnk i deserv em. I 1t dat wom who deservs me. Mpfungwe - far. Acm src. We, d tso ql, we dnt get 2 volunteer ntn anymo. It gets taken or gvn 2 us by 4s. U c we'r intellectuals, we brk up ova ac stds n huk up 4 promise 2 reach nu hyts. Xis btfl, bt do i 1t ha, no! Confidence myt b slytly rel8d 2 per4mance bt they r nt d sym thng. Ppl hav preconceptualized d idea of luv, lemme tell u, u myt nt cum 2u d way ud xpect it. I knw u 1t me 2 xo u luv n bliv it o nt i do luv u. If only u cn unstand dat i hav otha aspiraxns n let me use my methods evn if u dnt trust em.sumx,thngz jst cum 2n end. Musa's fav pastime is movi tym. Watchn hw i met ur mum, im rili curious. D bouncer at veers is drunk 2. Yt man dnt evn lv us, us. If u fl lyk doin sth, do it!</text:p>
      <text:p text:style-name="P8"/>
      <text:p text:style-name="P8">Thanks.I ain't the best..you hardly know me.I Jst thought u would hav another name.bt its cool.i'm soo tired..i'm off to sleep so i'll chat 2 u 2mrw.Gud Nyt:-) 5 days a wk-Mon-Fri.1hr.Yea 4rm da bginin of our rship u wntd 2 go dancn-we shud,bt wer?thanks hun it wud mean da world 2me-tanx!I LOVE YOU MKB!Gnyt nana! Gudnyt love.I love u!U r da grtst! Lol. Ok. Hope it goes well:-) take care. Heya.I'm sori.Hope u well.I can't come coz i dn't hav trnspt.Sori i misd yr call-i was asleep.I dono when we can meet.i won't get d tym.i'll let u know if i do. Hey NANA!i knw u busy bt i jst wntd 2 tel u I LOVE U!I knw u gna whip sum major booty in dat assignmnt!U giv me luv luv luv luv Crazzzy luv!Wil cal l8a. Stalker ke a go rata nd u knw wat i wana b able 2 say we'v bn thru thick nd thin 2geda nd if ds is it il take it.I jst wana b assured dat no matter hw busy u r m stil in yr lyf nd u love me.Im sori i knw ds hs jst added stress wen u reali dnt need it so hun-lets try make it work-unless u meant u wish i cud gv u a yr 2 do 1 ting ryt-nd u wnt us 2 go on a <text:soft-page-break/>brk 4 a yr?Bt i wnt b able 2 cum thru ds wknd coz ma mom wnts us 2 buy groceries nd ada stuff 4 wen i leave-u knw i wudve luvd 2,perhaps wen i gt back?I LOVE U BABY HV A GR8 DAY!</text:p>
      <text:p text:style-name="P8">Is ma Stalker back?!Is ma Baby back?!I LOVE U!PLEASE STOP ACTN A FOOL it scares da shit out of me!M glad coz u mean evrytn nd mor 2me-I LOVE U NANA-Lets make love nw!SMOOCHIES!U nearly made me cry lyk dat ada tym wen we fought at yr place.So w8 let me get ds i ws single 4 hw lng-yday nd 2day?nd u wernt? Hey baby-hpe u doin wel,ws in jozi helpn K move in 2 his place ws majorly tired.HUN PLZ CUM BACK-I REALI MISS MA STALKER!M on mtn. Haha-ey wena!Bt hwz da room tho?sharn bathroom nd kitchen?Tanx i reali need dat air.OH wow!Ds year we hv a whole new lyf!M XCITED! Hey nana-gee man i reali wish i cud b der 2 c da room!Eish nw i reali wnt air so i cn cal abt ma accom nd confirmation of registration.MISSN U!I LOVE U BABY! Oh ma goodness-dats great!Ah i wish i ws der 2 help u move in!!IF ONLY U CUD SEND PICS! Hey baby m nt feeln ds whole IRHE ting mainly coz id nid 2 drop 2courses wich m nt willn 2 do,so un4tun8ly i hv 2 4gt abt it.Da acc numba 4 Moz- 061480282.Standard bank.Dnt 4gt its no longa R100 bt R150.Ag shame Nelson ddnt get in2 Wits so Ene le Thati wnt b Cn ea ada as often coz shez goin 2 Maf nd hel b in Kroons,jst made me appreci8 dat altho u ddnt gt res nd tings ddnt work out as we hd hoped,we'l stil b able 2 c each ada wen we wnt 2!So hw wz yr day? Dnt worry 2 much abt da job-dat prsn probably realised dat he nd his company jst cant afford u!I knw u wnt 2 do it 4 da xperience bt perhaps a beta 1 awaits u!</text:p>
      <text:p text:style-name="P8"/>
      <text:p text:style-name="P8">Is ma Stalker back?!Is ma Baby back?!I LOVE U!PLEASE STOP ACTN A FOOL it scares da shit out of me!M glad coz u mean evrytn nd mor 2me-I LOVE U NANA-Lets make love nw!SMOOCHIES!U nearly made me cry lyk dat ada tym wen we fought at yr place.So w8 let me get ds i ws single 4 hw lng-yday nd 2day?nd u wernt? Hey baby-hpe u doin wel,ws in jozi helpn K move in 2 his place ws majorly tired.HUN PLZ CUM BACK-I REALI MISS MA STALKER!M on mtn. Haha-ey wena!Bt hwz da room tho?sharn bathroom nd kitchen?Tanx i reali need dat air.OH wow!Ds year we hv a whole new lyf!M XCITED! Hey nana-gee man i reali wish i cud b der 2 c da room!Eish nw i reali wnt air so i cn cal abt ma accom nd confirmation of registration.MISSN U!I LOVE U BABY! Oh ma goodness-dats great!Ah i wish i ws der 2 help u move in!!IF ONLY U CUD SEND PICS! Hey baby m nt feeln ds whole IRHE ting mainly coz id nid 2 drop 2courses wich m nt willn 2 do,so un4tun8ly i hv 2 4gt abt it.Da acc numba 4 Moz- 061480282.Standard bank.Dnt 4gt its no longa R100 bt R150.Ag shame Nelson ddnt get in2 Wits so Ene le Thati wnt b Cn ea ada as often coz shez goin 2 Maf nd hel b in Kroons,jst made me appreci8 dat altho u ddnt gt res nd tings ddnt work out as we hd hoped,we'l stil b able 2 c each ada wen we wnt 2!So hw wz yr day? Dnt worry 2 much abt da job-dat prsn probably realised dat he nd his company jst cant afford u!I knw u wnt 2 do it 4 da xperience bt perhaps a beta 1 awaits u!</text:p>
      <text:p text:style-name="P8"/>
      <text:p text:style-name="P8">Okay gud coz i ws reali gettn worried abt u.Oh m sori abt da movie jst wantd 2 b wit u b4 i left no interruptions bt dat ddnt help coz i miss u alredi! Its kwl m sorta njoyn da candles.lol.Ja so u shud njoy it yl it lasts!lol.Hun r u worried abt da job?U wernt reali slpn wel ds whole wk wakn up in da middle of da nyt. HIGHLYT-Wen u made me fall on da grass nd we sat der-dat ws UNBELIEVABLE.I lukd u in da I nd ws bowld ova by yr lythartd humour-I fell in love al ova again!Gnyt.Lasting Longer is definetly my mission so let me giv Big Baloyi sum pampern b4 he goes on da long daunting bt very satisfying journey ahead.Wit ma hand slwly caressn yr chest-ma head luks dwn nd lusts at da fulnes Big Baloyi wil offer ma mouth nd b4 doin so lick da soft sacks dat hold jewels-lick ryt btwn em nd saliv8 b4 lickn ryt up nd dwn nd finali ma whole mouth takn in al dat manliness-Up nd Dwn,Up Dwn,Up nd Dwn den twirl ma tongue on da tip of da Head! B4 i scream-ooh is dat wat i tink i felt-r u...hot as well?U seem hard perhaps a bit of wet warmth wit ma mouth wud offer sum relief? Jst until da knees-u promise!Ok-i wnt mor nd mor rubbn-wana feel dat masculine hand glide ova ma womanhood nd nd...Urhh!Make me wnt u mor dan i alredi do!Lace is dat c thru material u lyk da 1z Connie bought me 4 ma bday.Go ahead nd touch-yea... uhm-AH ryt der-luv it wen yr hand slips up nd dwn-mmm damn!</text:p>
      <text:p text:style-name="P8"><text:soft-page-break/>Let it-perhaps it myt grow big enuf 2 reach ma wet lace undies! Haha-hold yr horses Mr Baloyi!1 part per day...I love u 2! Le nna tlhe i find maself fantasizn abt u reminescn abt past moments-damn damn im whipped.U knw hun evn if we dnt go 2 Knysna us bein 2geda is always Magic! Mornin love i hope yr imaginaxn gave u ideas 4 wen u c me!Ah hun i also cnt w8 2 touch u nd kiss dose lips nd 2 make love nd 2 c u enjoyn evry bit of me jst as im u...nd afta a blisful nyt wake up in yr arms!! AH BLUSHN-I LOVE U MORE BABY!2GEDA WE R GORGEOUS. Oh nw i undastand u wrnt clear in da last msg.Eish i feel yr frustration weitsi baby coz dat 1 ting ya letta e delaya so many tings nd registraxn e mogaufi mxm.U beta fyt ds hun,dz ppl r ful of kak.Wat projects do dey wnt u 2 help wit anyway? Whoa-slow dwn,d vice coordin8a 1ts 2 reject yr applicaxn ya accom bcoz marks rnt gud enuf?!Da hell is wrng wit dem-1st ka d math of fin nd nw ds.Huz Mike? I dig ds 1!its so u nd so tru i lyk da fact dat u tok abt da type of black leada dat u r nd dat we NEED!As wel as nt buyn cars so u cn mak on blk sistaz assumn dey matrialstc!u xpose yr ppl 2 da gud so dey cn do gud!man-u gud.M gna slp nw nd giv bak da 4ne so GNYT-MA BLK LEADER!SMOOCHIES.Ndzi ku hleketile. Ah hun da feeln is MUTUAL nd i luv da fact dat we've cum 2 a new chap in our rship nd its beta.Our love is lyk a butifully written book altho i feel lyk readn ea chap ova nd ova i knw da nxt chap is beta dan da previous.</text:p>
      <text:p text:style-name="P8"/>
      <text:p text:style-name="P8">Okay gud coz i ws reali gettn worried abt u.Oh m sori abt da movie jst wantd 2 b wit u b4 i left no interruptions bt dat ddnt help coz i miss u alredi! Its kwl m sorta njoyn da candles.lol.Ja so u shud njoy it yl it lasts!lol.Hun r u worried abt da job?U wernt reali slpn wel ds whole wk wakn up in da middle of da nyt. HIGHLYT-Wen u made me fall on da grass nd we sat der-dat ws UNBELIEVABLE.I lukd u in da I nd ws bowld ova by yr lythartd humour-I fell in love al ova again!Gnyt.Lasting Longer is definetly my mission so let me giv Big Baloyi sum pampern b4 he goes on da long daunting bt very satisfying journey ahead.Wit ma hand slwly caressn yr chest-ma head luks dwn nd lusts at da fulnes Big Baloyi wil offer ma mouth nd b4 doin so lick da soft sacks dat hold jewels-lick ryt btwn em nd saliv8 b4 lickn ryt up nd dwn nd finali ma whole mouth takn in al dat manliness-Up nd Dwn,Up Dwn,Up nd Dwn den twirl ma tongue on da tip of da Head! B4 i scream-ooh is dat wat i tink i felt-r u...hot as well?U seem hard perhaps a bit of wet warmth wit ma mouth wud offer sum relief? Jst until da knees-u promise!Ok-i wnt mor nd mor rubbn-wana feel dat masculine hand glide ova ma womanhood nd nd...Urhh!Make me wnt u mor dan i alredi do!Lace is dat c thru material u lyk da 1z Connie bought me 4 ma bday.Go ahead nd touch-yea... uhm-AH ryt der-luv it wen yr hand slips up nd dwn-mmm damn!</text:p>
      <text:p text:style-name="P8">Plz tell me y u dnt celebr8 it? Is it d same reason u dnt celebr8 Christmas? I myt b wrong bt i doubt its a Christian holiday. 4 me its a gr8 opportunity 4 those wu r 2 busy ol yr 2 stop n reflect on their feelings 4 lovers, frndz, n family. N 4 sum 2b legally silly! I wana b ur frnd coz of ur passion 4 lang - Sanskrit/Gujarati/Hindi - n religion (if im nt wrong) coz im d same way 2. My lang, Tsonga or Shangaan, is 1 of d minorities in SA, so its threatened. On d religious side, im Christian, yes. Bt im nt overly religious, aka Jesus freak. I also bliv in d ancestors altho i dnt practise it. Wth u i 1t 2 travel a journey of discovery, of knowledge. We're ol a ppl n holdin on 2 tyt 2 wu we thnk we r is n injustice on our souls n limits hw much fun we hav. U dnt wana bliv in d Greek gods, dats fyn. Neitha do i! Lol-wel i hpe u imaginin me intoxic8nly naked on yr bed,lusting 4 u nd yr groin grwn bigger as u watch in amazemnt!my breasts touchn yr chest,my legs wyd open nd u...RYT IN BTWN OF ALLL DS AXN!</text:p>
      <text:p text:style-name="P8">I direct you all to the book The Creation of Tribalism in Southern Africa, edited by Leroy Vail. We are all a people and the sooner we realize that the sooner we'll appreciate our being, create new identities not on the grounds of ethnic exclusionism and consequently preserve all that is dear to us, language and culture kwalomo! It's a hopeless case when people try to define themselves according to who's not one with them instead of embracing the commonalities. Not to bash anyone but a case in point is the so-called 'Phuthi Party'. What? Next there's gonna be a Tlokwa Party, a Lemba Party, a Khumalo Party, etc? If we need to discriminate, let's do it on the grounds of character (things we can change), not skin colour or the process that led to your birth. "No <text:soft-page-break/>matter how hard you hold on to something, you still loose it." Deja Vu, the movie. "The white people have taken away everything. They took away the way we call ourselves. They didn't even leave us, us." Kunta Kente, Roots. Black or white, Kone or Lobedu, let us not loose our futures too!</text:p>
      <text:p text:style-name="P8">Babe let me knw if u arrive here early coz we jst gt 2 twn nd perhaps i cud cum by nd go bak b4 it gets l8.Mwah.+ we hvnt kissd 2day!! Tanx babe i knw i act a fool at tyms bt i guess dats y u luv me nd i appreci8 it,it shwz dat u care abt me nd ma safety nd i dig u 4 dat-mwah! Lol,bt genuinely-tank u!Ah babe u swt hey-tanx 4 makn me laugh 2day da few moments we shard 2day wer a BLAST!U shwd me yr goofy yet sexy syd nd u gt me ds tym arnd wit da kiss ting!lol bt u tym is cumn.I realì njoyd dat nd m supaglad u in beta spirits!Dats da Musa who makes me beam wit joy nd yet again o na le LEANO on hw 2 get yr lyf bak on track. Gmornin baby,i jst gt yr 2 msgz nd i knw m in da wrng abt nt teln ma bro its jst dat its a bit diff coz i tink he tinks m stil d8n ma ex yet he knws dat derz a Musa in ma lyf tho hez nt sure of da type of relationship nd ive neva d8d a guy olda dan Karabo so its a lil diff 2 tel him nd as 4 nt bein able 2 tel u dat i luv u-i wana say it nd mean it!Jst lyk u i dnt play arnd wit luv neitha do i nd wan2 b genuine abt ma feelnz nd mabane i knew u wer lying coz normally wen we chat nd 1 of us needz work u let da ada knw politely!so i jst knew dat der ws sumthn der.Bt m sori as wel.Stalker i may nt b in luv wit u bt i hv strng feelnz 4 u.SMOOCHIES!</text:p>
      <text:p text:style-name="P8">Yr 4gvn nd im sorry as wel bt i wnt u 2 undastnd dat ma fam is important 2me nd 4 us 2 work u need 2 undastnd dat completely as 4 da interview it went wel bt da interviews only end ds Fri nd if yr chosen ul get a cal nxtwk nd trainin starts nxtyr 4rm da 7 to da 11 of Feb i figured it wud b a gud step esp 4 psych.Wena wats up wit da uncertainty?Stalka y do we always fyt bt wen we r 2geda we seem okay nd hv u noticed we alwayz solve our probs ka 4ne nd i tink only 1ce face2face? Bt u mst knw wats causn u ds much uncertainty nd hw u plan on dealn wit it.Sure i get dat i jst wnt u 2 knw weneva u fil da need 2 im here.so wats nxt r we bak 2 tokn abt random tings again.Ma aunt is luvn da xibelani ws askn me wer she cud get it shez bn wearn it nd dancd nd took it off not 2 lng ago-its a hit.Oryt den kwl i love u babe dont 4get dat.Hey wena ke go gopotse gore-anyway enjoy da rest of your day ma luv-MBAH!Ndzi ku hleketile!It was hectic!Up nd down in town doin sum last min shoppin nd hair,nails da works-guess wats nw...Jst da way u r Bruno Mars!Wena.What xactly r u doin wit da book nw r u stil compiling sum poems?ooh wat nyc meal is ds?ai shame nana u reali bored ne oska wara man il b bak soon.I miss cuddling naked!Eish le nna ke tshwere ke boroko-gnyt huni-Slp tyt nd Know Dat I Love U thru al da probs ma hart still aches wen we fyt nd yet lngs 4 da lafta nd unxpctd smiles da familiar touches nd da eva xhilirating kisses.</text:p>
      <text:p text:style-name="P8"/>
      <text:p text:style-name="P8">He wena y dnt u cook lyk dat 4me eish plus ke tshwere ke tlala-u mst wen i get bak.Dnt ovado da editin nd change gud work ne.-u goin onlyn-plz sms me yr email.Yoh wena da bride changd 3x nd we used a donkey carriage 2 get 2 ma grans it ws stictly trad ud hv luvd it 4rm da food ka maotwana nd dumplings as starters,tripe,cow heels,homemade chickn nd al wil fil u in bt here r sum pics 4nw.Its finally ova hun bt it ws so much fun nd im tired bt i hav a gazallion pics nd ul c dem wen i get bak.Yoh wena xibelani was a HIT!Wena hwz yr day-hun wen i get bak i need a gud massage! No tlhe not yet-y do u ask?Eish it seems il only b in jozi by Tues coz we busy packn up nd cleaning. Ah tanx hun-le nna tlhe bt m so tired nd da sun ma ass im so dark,baby cn we go watch a movie or sumtn i jst wana relax nd enjoy bein wit u.Wena u wana steal ideas-lol!u jokn anyway cn we tok l8a i wana go bath ne-SMOOCHIES!GMORNIN BABY!eish askies ka last nyt i ws byond fatigued.Eish ma mom is jst prolongn us leavn bt il try ma level best 2 cum 2moro evn if it means arrivn l8. Okay kwl bt u scaring me now...shud i b scared?Anyway il c u 2moro den. Gee hw consoling...esp afta such a l8 reply. Ah shame wat a contradiction-da rural areas hav electricity nd jozi doesnt.Mxm if only i ws der-u nd i dnt mind darkness...Ai i dnt tink il b able 2 cum early-wat rnt u dne wit? Oh i c u wnt 2 patent it-eish ma mom is njoyn hme way 2 much.Eish nd i misn u so badly stalka eish i gas its gnyt dn since derz no electricity nd yr 4nez <text:soft-page-break/>abt 2 di.</text:p>
      <text:p text:style-name="P8">He wena y dnt u cook lyk dat 4me eish plus ke tshwere ke tlala-u mst wen i get bak.Dnt ovado da editin nd change gud work ne.-u goin onlyn-plz sms me yr email.Yoh wena da bride changd 3x nd we used a donkey carriage 2 get 2 ma grans it ws stictly trad ud hv luvd it 4rm da food ka maotwana nd dumplings as starters,tripe,cow heels,homemade chickn nd al wil fil u in bt here r sum pics 4nw.Its finally ova hun bt it ws so much fun nd im tired bt i hav a gazallion pics nd ul c dem wen i get bak.Yoh wena xibelani was a HIT!Wena hwz yr day-hun wen i get bak i need a gud massage! No tlhe not yet-y do u ask?Eish it seems il only b in jozi by Tues coz we busy packn up nd cleaning. Ah tanx hun-le nna tlhe bt m so tired nd da sun ma ass im so dark,baby cn we go watch a movie or sumtn i jst wana relax nd enjoy bein wit u.Wena u wana steal ideas-lol!u jokn anyway cn we tok l8a i wana go bath ne-SMOOCHIES!GMORNIN BABY!eish askies ka last nyt i ws byond fatigued.Eish ma mom is jst prolongn us leavn bt il try ma level best 2 cum 2moro evn if it means arrivn l8. Okay kwl bt u scaring me now...shud i b scared?Anyway il c u 2moro den. Gee hw consoling...esp afta such a l8 reply. Ah shame wat a contradiction-da rural areas hav electricity nd jozi doesnt.Mxm if only i ws der-u nd i dnt mind darkness...Ai i dnt tink il b able 2 cum early-wat rnt u dne wit? Oh i c u wnt 2 patent it-eish ma mom is njoyn hme way 2 much.Eish nd i misn u so badly stalka eish i gas its gnyt dn since derz no electricity nd yr 4nez abt 2 di.</text:p>
      <text:p text:style-name="P8"><text:bookmark text:name="bc_0_25MC"/>dez gona b a bloodbath bt ppl wl stl b dirty</text:p>
      <text:p text:style-name="P8"><text:bookmark text:name="bc_0_25MN"/><text:line-break/><text:bookmark text:name="bc_0_26MC"/>i kp thnkn bwt u n i kp thnkn its nt gna work.</text:p>
      <text:p text:style-name="P8"><text:bookmark text:name="bc_0_26MN"/><text:line-break/></text:p>
      <text:p text:style-name="P8"><text:bookmark text:name="bc_0_27MC"/>Makavele. Muhluri.</text:p>
      <text:p text:style-name="P8"><text:bookmark text:name="bc_0_27MN"/><text:line-break/><text:span text:style-name="T6">neglect</text:span></text:p>
      <text:p text:style-name="P8">Even if you neglected me and I went through excruciating pain just to make alternative plans, I'd still put you first.</text:p>
      <text:p text:style-name="P8"><text:bookmark text:name="bc_0_0MC"/>xiwanga</text:p>
      <text:p text:style-name="P8"><text:bookmark text:name="bc_0_0MN"/><text:line-break/><text:bookmark text:name="bc_0_1MC1"/>Im lyk a bby, i p b4 i slp.</text:p>
      <text:p text:style-name="P8"><text:bookmark text:name="bc_0_1MN1"/><text:line-break/>Ur lyk a club, u start openin thurs - wen im thirsty. Y do ppl cry wen they eat n luf wen they hurt? Coz d food is 2 hot n they rnt lufn, u jst cnt hear their voice. Phapha - tso meaning. Package beer wth v(b)iriviri or vuswa na nyama (yo bava). Pupuma - grow 2 fast. Mavivi - ndzilo wo ka wu nga hlweli ku hela kambe wu pfurha hi matimba. Xirilo. Datn is lyk slavn, cuz if u dnt do dis u dnt get dat. She was a bitch, bt she was wth me. Vavasati va Maxhosa a va chavi ku teka xixevo xa wena va nyika unwana wanuna. U say im dun xperimentin, oh no, i jst found quicker wat i 1t 2b my legacy. Often tyms d difc is in wat u do nt wat u say in ur defense. Dez sth abt dat dress dat makes me fall in luv wth u. Its nt d dress, coz iv sn it on sb els n i ddnt get a similar sensaxn. Its dat drs, on u. Whch mns its u, in it. So ultim8ly its u coz u d only constant. Im in luv wth u. U tot me nt 2 eat junk fud b4 solid fud in d mornins, so cn i start wth u?/bt dez ntn solid wen u nt arnd - evrytn falls apart. Ur my instant noodle, ea tym i c u, i jst wana eat u in 2 mins tym! These days being 2 blk is wrong n bein 2 yt a sin, dats y blk on yt or yt on blk r chosen. Bt i thnk afta 1935, we cn chose any color. Blk on blk cnt b violent, s lng s they r dift shades: male n female.</text:p>
      <text:p text:style-name="P8">Sengani. Sevengwani. A gal is allowed 2 change hr mind fine, js dnt xpect me 2 change wth it.</text:p>
      <text:p text:style-name="P8"><text:soft-page-break/>Nothing makes me happier than to think/know that you're happy with me.</text:p>
      <text:p text:style-name="P8">Fun is costly. Ppl go out lukin 4 fun n then they real4ze they r gvn mo dan they receive. Sengani. Sevengwani. A gal is allowed 2 change hr mind fine, js dnt xpect me 2 change wth it. Vhika. Big upz 2 ol d blk women dedic8in their lives 2 showin d world jst hw btfl blk is. Mthondolovhani. Ndlela yo vuya kaya ya ha tiyile.</text:p>
      <text:p text:style-name="P8"><text:bookmark text:name="bc_0_3MC1"/>Self improvement is intrinsic, lyk a built-in unit.</text:p>
      <text:p text:style-name="P8"><text:bookmark text:name="bc_0_3MN1"/><text:line-break/>Keam, every couple is dift. Wat they do worx 4 em, it myt nt work 4 us. If we hapy d way we r, y try n complic8 thngz? If we're gna mt anotha couple, it shouldnt b 2 copy em. Y cnt we b satisfied wth wat we hav? Letz stop wantin mo n mo, datz leadz 2 unhappiness. Itl cum, gradually. Im guilty 4 trustin my methodz n my methodz only. I wana lrn 4rm otha ppl 2, bt let it b n add on, nt d main course. Situaxnz lyk dat lead 2 comparisons, n i dnt wana b compared 2 nobody. Ud nt lyk it if i myd u do sth coz Nelson's gf duz it. Dats a recipe 4 failure. Do u n let me do me n we'l get along jst fyn. Improvin is intrinsic 2 me n i dnt xpect it ova9t. I knw i undastand it diftly bt such mtngz lead 2 ppl bein paraded, my bf/milkshake is beta dan urz. Mtn casually is fyn n 4 a short yl, talk abt a topic we lyk, n go on our separ8 wayz. D seemingly 'double d8' we had wth tp n connie waz ayt, it jst hapnd n we wr ol getin wat we wanted - n outin or a talk wth perfect strangers. Arranged double d8 dat only help certain ppl r a total no no. I dnt evn no d guy n u xpect me 2 tawk 2 him 4 hrs on end? Keam, i cnt promise u sth dift errday, bt if u open ur hrt, ul c dat itz always thr.</text:p>
      <text:p text:style-name="P8">I changed my mind, dont want a girl with opinions, that's all she ever does.</text:p>
      <text:p text:style-name="P8">changin my views abt usin d word nigga. i now support its use. if u use a stigmatized word often enuf, u remove dat stigma. machangana. Makwerekwere.</text:p>
      <text:p text:style-name="P8">Racism is nt sth ud xpect, nt dat it waznt prevalent, i mn, ds is sa, bt itz nt sth ud put up in ur planning.</text:p>
      <text:p text:style-name="P8">Acting or being rili hapi spendin yt ppl's money.<text:line-break/>Thingz dat affect ppl's confidence, lyk a falsified reality.</text:p>
      <text:p text:style-name="P8"><text:bookmark text:name="bc_0_9MC1"/>I am the new black leader. I do not spend hours reserved for my family working for the white man, I do not need him to make my ideas work for he might just steal them. I do not buy cars to mack on my sisters. I do not sell out on my black people just to live the high life. I feel great tapping a white girl's ass, she must feel the pain my forefathers felt. And then I realize, pain is not sth 2 play with. I do not measure my success according to contests where white people preside as judges, they could not begin to fathom my ingenuity. I do not exchange my ideas for cash. Patents, copyrights n trademarks r more lyk it. I am the new blk leader, i lead my ppl out of villages 2 predominantly yt cities, jst so they could c d value of property. I am d nu blk leader, i do nt lead alone, i tyk my bros n sistaz 4d ryt. I suck up jst so i could split up, jst 1 way 2 bring africa blk. i stay blk, evn in d midst of ol nations of d world, i do nt spk wth a twang.</text:p>
      <text:p text:style-name="P8"><text:bookmark text:name="bc_0_9MN1"/><text:line-break/>I do nt fl bd abt myself jst so othaz could b elevated. Im proud dat im nt 2 competitive, uls my opponent is my prev achievements. I do nt alw discriminaxn, xenophobia n racism n injustices 2 get in d way of my vision. I beliv in me lyk dez no1 els. I fyt wth d mind 4 my lawful ryts. I always play my own game, so quickly close ur playbk. I am the nu blk leader, so dnt stop me.</text:p>
      <text:p text:style-name="P8">I chose 2 lrn tso, ro, tswa n khalanga, knowingly dat german n french r langs of lrnin n r d in thng. I m rebelious in x of war n would dy b4 i slaved 4 anada man.</text:p>
      <text:p text:style-name="P8"><text:bookmark text:name="bc_0_12MC"/>lyk d indians dat send sa'n randz hme, ndzi tirhela kaya.</text:p>
      <text:p text:style-name="P8"><text:bookmark text:name="bc_0_12MN"/><text:line-break/>n own banks in fordsburg. When d pretense is ova n war strikes agen, id hav alredi won. d <text:soft-page-break/>purpose of war is genocide or submisn. my genes wl withstand d mission. anybdy wu duz dis thngz n beta, i a nu world leader</text:p>
      <text:p text:style-name="P8"><text:bookmark text:name="bc_0_14MC"/>tsongaz spk fast coz we hav a lot 2 say.</text:p>
      <text:p text:style-name="P8"><text:bookmark text:name="bc_0_14MN"/><text:line-break/><text:bookmark text:name="bc_0_15MC"/>sarcasm - xigego.</text:p>
      <text:p text:style-name="P8"><text:bookmark text:name="bc_0_15MN"/><text:line-break/><text:bookmark text:name="bc_0_16MC"/>we're loud coz u guyz r hard of hearing.</text:p>
      <text:p text:style-name="P8"><text:bookmark text:name="bc_0_16MN"/><text:line-break/><text:bookmark text:name="bc_0_17MC"/>my genes or side will withstand the sub-mission.</text:p>
      <text:p text:style-name="P8"><text:bookmark text:name="bc_0_17MN"/><text:line-break/>I loathe havn a gud x yl othaz r strugglin. bt den i thod mayb if i started havn a gud x, id b 1 les persn strugln. poropita - trumped. vuvuzela – mhalamhala.</text:p>
      <text:p text:style-name="P8">I loathe havn a gud x yl othaz r strugglin. bt den i thod mayb if i started havn a gud x, id b 1 les persn strugln. poropita - trumped. vuvuzela – mhalamhala.</text:p>
      <text:p text:style-name="P8"><text:bookmark text:name="bc_0_20MC"/>I can't fall asleep. Instead of counting sheep, I'm counting you.</text:p>
      <text:p text:style-name="P8"><text:bookmark text:name="bc_0_20MN"/><text:line-break/><text:bookmark text:name="bc_0_21MC"/>ku ta hi xitsalo - ku ta judga.</text:p>
      <text:p text:style-name="P8"><text:bookmark text:name="bc_0_21MN"/><text:line-break/><text:bookmark text:name="bc_0_22MC"/>xitshuketana - xijumani.</text:p>
      <text:p text:style-name="P8"><text:bookmark text:name="bc_0_22MN"/><text:line-break/><text:bookmark text:name="bc_0_23MC"/>ku dya xihogo/khatlha-khatlha - ku dya hi mavoko mambirhi.</text:p>
      <text:p text:style-name="P8"><text:bookmark text:name="bc_0_23MN"/><text:line-break/><text:bookmark text:name="bc_0_24MC"/>u lava ku bisanisiwa na le hansi/swa le tikhombeni - she needs to be slept with.</text:p>
      <text:p text:style-name="P8"><text:bookmark text:name="bc_0_24MN"/><text:line-break/><text:bookmark text:name="bc_0_25MC1"/>u lava ku bisanisiwa na le hansi/swa le tikhombeni - she needs to be slept with.</text:p>
      <text:p text:style-name="P8"><text:bookmark text:name="bc_0_25MN1"/><text:line-break/><text:bookmark text:name="bc_0_26MC1"/>Party ya vavasati ntsena? Ko va bby shower?</text:p>
      <text:p text:style-name="P8"><text:bookmark text:name="bc_0_26MN1"/><text:line-break/><text:bookmark text:name="bc_0_27MC1"/>manuga/ya ka matlala/ya tikhomba.</text:p>
      <text:p text:style-name="P8"><text:bookmark text:name="bc_0_27MN1"/><text:line-break/><text:bookmark text:name="bc_0_28MC"/>a xi bisanisa na le hansi, a xi bisanisa na le henhla.</text:p>
      <text:p text:style-name="P8"><text:bookmark text:name="bc_0_28MN"/><text:line-break/><text:bookmark text:name="bc_0_29MC"/>ri davuka - a lova.</text:p>
      <text:p text:style-name="P8"><text:bookmark text:name="bc_0_29MN"/><text:line-break/><text:bookmark text:name="bc_0_30MC"/>makhuma. ku khuma.</text:p>
      <text:p text:style-name="P8"><text:bookmark text:name="bc_0_30MN"/><text:line-break/><text:bookmark text:name="bc_0_31MC"/>nyama ya nkosi - la un'wana na un'wana a dyaka.</text:p>
      <text:p text:style-name="P8"><text:bookmark text:name="bc_0_31MN"/><text:line-break/><text:bookmark text:name="bc_0_32MC"/>ku lunghiza movha - hiku u fa u nghena hansi ka yona.</text:p>
      <text:p text:style-name="P8"><text:bookmark text:name="bc_0_32MN"/><text:line-break/><text:bookmark text:name="bc_0_33MC"/>kucetela - encourage 2 do bad thngz.</text:p>
      <text:p text:style-name="P8"><text:bookmark text:name="bc_0_33MN"/><text:line-break/><text:bookmark text:name="bc_0_34MC"/><text:soft-page-break/>swimawusa. banga - mali.</text:p>
      <text:p text:style-name="P8"><text:bookmark text:name="bc_0_34MN"/><text:line-break/><text:bookmark text:name="bc_0_35MC"/>We live in an era where losing someone means being deleted from their Facebook.</text:p>
      <text:p text:style-name="P8"><text:bookmark text:name="bc_0_35MN"/><text:line-break/><text:bookmark text:name="bc_0_36MC"/>She calls me after I've fallen asleep and I wonder what I was saying for 14 seconds! Whatever it was my conscious is clear coz I'm faithful like that!</text:p>
      <text:p text:style-name="P8"><text:bookmark text:name="bc_0_36MN"/><text:line-break/><text:bookmark text:name="bc_0_37MC"/>i shoulda bn a chef, dats y ppl col me chief. loko nsati wa mina o sweka mbyana, ni ta mu byela ku a hi le china la!</text:p>
      <text:p text:style-name="P8"><text:bookmark text:name="bc_0_37MN"/><text:line-break/><text:bookmark text:name="bc_0_38MC"/>lulupa. huhula.</text:p>
      <text:p text:style-name="P8"><text:bookmark text:name="bc_0_38MN"/><text:line-break/><text:bookmark text:name="bc_0_39MC"/>hunguka.</text:p>
      <text:p text:style-name="P8"><text:bookmark text:name="bc_0_39MN"/><text:line-break/><text:bookmark text:name="bc_0_40MC"/>Nigerian store where they sell clothes, food n do hair. Woolworths, cept 4d hair.</text:p>
      <text:p text:style-name="P8"><text:bookmark text:name="bc_0_40MN"/><text:line-break/><text:bookmark text:name="bc_0_41MC"/>There r 2 many of em, bt hwcum theya brains so small? Racism, even if you try to explain it sum otha way, it jst wont myk sense.</text:p>
      <text:p text:style-name="P8"><text:bookmark text:name="bc_0_41MN"/><text:line-break/>Sundha</text:p>
      <text:p text:style-name="P8"><text:bookmark text:name="bc_0_43MC"/>Muongori. Mutshunguri. Doholo - munhu nkulu. I dont lyk 2 advertise my religion bt 2day i witnesd a miracle. N'wa/Mha-Muntintane. Mi pfali na mafasitere ah la ku ngheneriwa. Khota. Im d 1 wu brot a 9f 2 a gun fyt n myd eerbdy shoot theirself in d foot.</text:p>
      <text:p text:style-name="P8"><text:bookmark text:name="bc_0_43MN"/><text:line-break/><text:bookmark text:name="bc_0_45MC"/>Rito ra mufi a ri kanetiwi.</text:p>
      <text:p text:style-name="P8"><text:bookmark text:name="bc_0_45MN"/><text:line-break/><text:bookmark text:name="bc_0_46MC"/>xinghunghumani.</text:p>
      <text:p text:style-name="P8"><text:bookmark text:name="bc_0_46MN"/><text:line-break/>Andzani</text:p>
      <text:p text:style-name="P8"><text:bookmark text:name="bc_0_48MC"/>N insult lyk Noria Mabasa by bein honored wth hr name on a 2 meter str, y d main rd adjoinin hr is called main strt, in honour of nobody!</text:p>
      <text:p text:style-name="P8"><text:bookmark text:name="bc_0_48MN"/><text:line-break/><text:bookmark text:name="bc_0_49MC"/>if u dnt pull out ur gf wl hav 2 push.</text:p>
      <text:p text:style-name="P8"><text:bookmark text:name="bc_0_49MN"/><text:line-break/>D tendency of y ppl 2 put non-sans in hi ac posixns. Im nt a supportin char, im d lead! Eish, sum galz luk btfl n they knw it. Ds nu breed of yun africns spkn eng. Xitsonga is a heavy-duty lang. "d universe wl reward u 4 takn risks on its behalf." E, kasi ri xa rini? Ppl se i mst nt judge cuz im nt god. I tell em im his child. So xi said ks me b4 my bf cums bk, he had gone 2 ks anotha chik. Re10 2 ma former glory. They mo they h8, d beta im doing. Without hr im lyk n internet geek without limewire, no more p2p nw my need is dire. Wen i roll in2 a club, ol i c is old mamas. I hav no choice bt 2 say my bye-byes. We wr so yun wen we fell in luv. They told us it couldnt b, wat cn these old ppl tell us! Bt we nu they had 2b ryt so we gave em d benefit of d doubt. My luv 4u is lyk my luv 4 my hometown, i luv it so much tho its run down. Invaders hav settled, our culture they belittle. Wen im wth u, im lyk a blk man tryna b yt, n u lyk a yt man tryna b black. They col me coconut n u rosi, dats hw i taste n u smell. Dats interracial rships. Beer makes me 4get wat i dnt wana remembr, n woman makes me rem wat id ratha 4gt. Bt beer makes me <text:soft-page-break/>impotent, yl woman makes me fl lyk im nb. So u 2 deserve a 50/50 stake in my lyf. Sum ppl dnt care if u need em, s lng s u gv em wat they need. Wat hapns 2u afta dat is nun of their biz. We col such ppl blood suckers. I could b whoeva i wana b, bt i wot, coz i lyk wu i m. Wateva u yt ppl say. They treated us lyk animal, nw its our 10. They hav bhavioural patterns 2, they copul8 2 wth deya small penises.</text:p>
      <text:p text:style-name="P9">Noted </text:p>
      <text:p text:style-name="P9">Mariveni. Ol d blk fools in yt society r jst 2 afraid 2 make changes or b wu they r, always compromising. I myt b broke financiali bt most o u r broke mentali. Do we stl need 2 switch off our fones wen we recharge em? She brot me in wth d intenxn dat she cn relax on me, dat il b d least of hr problems. No, im 2 much work, nt a charity chase so if she wants to kp it she'd beta work on it. Im ova it lyk a cloud ova land. Im so lonely n ma lyf so empty lyk jozi wen ol d africans hav gone home 2 their former homelands, ol d indians hav gone 2 durban n ol d europeans hav gone 2 europeans countries they wish were home. I was so bored n d last thng i hadnt watched on ma hdd was d pickup artist. Afta c-in d 1st episode, hell no! Getn bored is a beta way 2 spend ma tym. D power of 4cus is bigger dan any measure of talent. The book of eli shot in and outside the orlando tours. Ku tlhaveka - to fall sick.</text:p>
      <text:h text:style-name="P12" text:outline-level="3">Turn off the lights</text:h>
      <text:p text:style-name="P6"/>
      <text:p text:style-name="P4">I turn off the lights just to speak to her. I wanna see her with the eyes of the mind.</text:p>
      <text:p text:style-name="P5"/>
      <text:p text:style-name="P9">U cum hre lukin dandy n fyn, n wen we've oper8d on u u luk lyk u wre hit by a bus wen it was only us. Ea tym u mt us, u hav n accident. D fud u bn consumin is deficient. Ppl got jobs b, bt they b slaving, workn 4 em peeps wu alredi got money n no skills. Im talkn bwt em yt ppl n blk diamonds. These folks b usin blk names 2 gv us sense of ownershp bt we dnt own shit. Hlalela. Xipaci. Phula. Vunwa. Mbombela. Xa le kheheleni. Marhumbini. Kahlula. A wu tirheki ka jhi. Ya/ka tirheka. Xikotlokotlo. Ngula. Xinyata. Mafedzula. Gume. Vomambikidyani. Ximbiki. Xirheche. Gaja. Kwhita. Yiva. Makhwirini. Hlupheka. Hlekani. Rhelela. Jajani. Ntlemo. Xintlen'wana. Rhula ubuntu, rwhala vumunhu. Rhula sali, rwhala ni ze/ u ze. Ti-feelings -&gt; switwo(-mirhi).</text:p>
      <text:p text:style-name="P9"><text:bookmark text:name="bc_0_0MC1"/>xitlama</text:p>
      <text:p text:style-name="P8"><text:bookmark text:name="bc_0_0MN1"/><text:line-break/><text:span text:style-name="T6">Meds</text:span></text:p>
      <text:p text:style-name="P8">I dnt preach abt wat i do, i jst do it - changin one soul at a tym. Tso ppl lyk evrytn dats nt tso. Ku lwa na fumu. Xikwembu a xi nyiki hi voko, xo rahela. Koka rinoko. Ka bon'wani. Xidlodlo. Phema. Yi tshama xikwhameni xa le ndzhaku, ni tshama hi yona. N'an'a - tawk 2 much. Khidzimbela. Kotsoka. Ka mchizwani. Ku wa mapa. Tlhekeka. Brood. Gwajela. Khinkhi. Pfindii. A ku meno. Xewanini. U hi siye pitsini. Sorisa. Solani. Topisa. Vodacom 3g msg'in 4 ubuntu. Vaxumi. Gulu. Boromani. Majengelengende. Kwhati(ni). Vutlhari bya mhangele i ku hubuta. Loko vo za va ni vona swi herile, musi toilet a hi yi hi nkarhi wun'we. Ku yisa vurhongo. Xiphandela. Nava. Ku ba matsunyula. Huma ka mina. Tilola. Paniki. Vevuka. Olova. Loloka. Loloha. Fulela yindlu/bolo. Hahisa. Teko modise wa dyisa. by the name of myty penicillin. Listen here, ur hrtr8 btn 2 fast. Yu actin ol scared? Ur temp skyrocketing, hav u bn racketeerin? We're a firm dat deals in d creatn of knwledge n dissemin8in it. We also manipul8 dat knwledge 4 dift purposes lyk research reports, theses, novels, movies, etc. Soweto: past, present and future. They tell u 2 brin a yt coat, ur coat so torn up its lyk u brot a yt flag. Dnt thro d towel in yet, ur in 4 a trt, we'll tear it up! We're surgeons, wth ol d anaesthetic u stl gon fl us pegeons. Dis myt b ICU, bt u aint gon receive no special care. Our xrays tell us Ur rhyme struture is wk coz u got no bone. N ur liva got 2 much alcohol u methol-lova! Hospital beds infestd wth raha-donkie, so wn we kik it, u say <text:soft-page-break/>chi</text:p>
      <text:p text:style-name="P8">Hey wena u smsd sum msg 2 ma mtn sim bt it ws bein used by K on ma momz 4ne abt der bein no expiry age 4 sex-plz make sure dat im on a particular sim b4 smsin esp ya mtn coz im borrwn K ma mtn 1 4 nw- nw m sittn pretendn its nt myn msg-tanx a mil! Wat do u mean no?Yea bt u mst take da 1st taxi or bus 4rm Limps-da very 1st! Oh 4 Crying OUT LOUD!I wana b wit u on ma bday nd bsyds u cnt nd i undastnd dat nd u hv dne it b4 4me please. I want 2-plz let me. Tell u what?if i giv u da moola 2 return wil u cum?.Wat lipservice of mine is ds or r u refern 2 vaseline. Cho reali,mxm dats thoroughly dissappoitn ive bn so ova da moon abt Cn u nd da whole ting,hw much does a trip 2 Limps cost?Musa i dnt tink u undstnd hw badly i ws anticip8n 2moro...Hun m supa ecstatic dat u got in2 math of finance i knew u cud do it!Babe im so dsappointed u knw i ws reali lookn 4ward 2 seeing u more dan anyting nd sharin ma bday wit u,we dnt hv 2 do anyting.Cnt u cum 2moro nd leave on Sun-plz. Ni tsaka na wena eka tidyondzo ta wena,ni ku twile hinkwaswo leswi u swi vulaka. Eish da lyn is horrific nd i tink im partly 2 blame coz cellc doesnt hv network.Anyway hun i jst reali wntd 2 hear yr voice coz it maks me feel closer 2 u esp wen we both hme.Love u. Ag sis-eew!Yuck man,im tankful coz dats hw i came in2 da world bt expiry age 2 hv sex.I didnt evn wana read da package il steal u a tea bag.lol.Oh mornin love.</text:p>
      <text:p text:style-name="P8">Ah nana-m glad 2 hear dat coz honestly dats wat i fear da mst nd u reassurn me dat it wnt happen is consoln.Ds wknd ws nthn less than SPECTACULAR nd m happy u did al u cn 2 make it dat way.Im so ovajoyd dat u finali met ma fwends coz dey def da ppl hu knw me nd da fam i chose.THANX 4 da patience as well.Oh nd i askd Thati abt transport 4 nxtwk nd m w8n 4 ha 2 get bak 2 me,wil let u knw wen she gets bak 2me.MWAH! U knw hun i ws re-readn yr msg nd reali genuinely graspd hw nb we r 2 each ada nd u sayn u wnt 2 build a lyf wit is mind blown i wnt nd pray dat God blesses our rship nd dat we grow 2geda.I love u hun hv a splendid nyt. Hey hun,guess wat i ws doin-lukn at our pics da 1z we took ko Kofifi nd da Rea Vaya pick up stations.Ah man ds sucks,dd i mak da wrong dcision by cancelln?Eish anyway hun.Derz always nxtyr ryt...Its kwl if u dnt wana go 2 Kroonz.Abt 2moro i jst cnt shake da feeln dat i shudnt go evn tho i reali wana c u,so m cancelln.Guess we wil only c each ada nxtyr.M sowi i reali ws keen on seein u.I love u baby-gnyt!Alert me dat u got msg. Oh jst saw ur msg-u reali dnt wana go 2 Kroonz. I ws sayn hw abt we cancel 2moro coz i hv a bad feeln abt it den if derz space in da 1 of da cars u cud cum wit us 2 Kroonstad we booked accom at a nearby lodge.Plz. Packd wat? I knw dats y im insistn dat u take da very 1st 1!Tanx hun u have officiali made ma bday!</text:p>
      <text:p text:style-name="P8"/>
      <text:p text:style-name="P8">Hey huni- hpe u havn a fantastic day as i m,m chilln nd takn a stroll 2 da nearby mall.SMOOCHIES Aow u goin hme 2day,wen r u cumn bak?thot u were goin hme 4 Christmas or r u gna go bak?he wena im broke tlhe nd i saw sum hot men stuff bt eish tymz r tough. Hey huni- hpe u havn a fantastic day as i m,m chilln nd takn a stroll 2 da nearby mall.SMOOCHIES. Ah do u wnt ha 2b lesbian?lol,eish hun m slwly driftn off nd m supa sleepy so ds is gnyt-i love u huni. Its okay,u lucky i had da 4ne wit me-eish ke go gopotse as wel,wat hv u bn up2 2day. Hey luv i miss u waitsi nd ma cuzn is cumn ds wk so il b hme mst of da wk nd hpefuli ma dad wil agree gracefuli 2 da plan ya ma bday coz i jst wana cuddle nd kiss nd tok nd reali connect-I love u so much stalker. Hey baby no i wsnt watchn da game ws out wit ma mom-bondn session nd had OMG A BLAST-MA MOM IS OFF DA HINGZ,nw headn off 2 Cappello near hme 2 go chill le bo Thati nd if da games playn il probably catch it der-wena hu u rootn 4?mis u! Sambula. Chungu. Xikayi(ni). Ni jole na wena ka sikisi wena! Kasi u te ni dyondze na wena. Leswo jola ngopfu leswi. Rikhanda. Ku tikhanda. Maurice morris chauke. Tarafa.<text:line-break/>Keepin hope whr dez nun. Rigiyagiya. Matayina tayi. Maganyuki. Makoto. Maplanga. Pana sikisi - run. Ku tsaka na swikunwani. Muhwenga. Phaba. Depa. Khola. Mahahlwa. Makasani. Makasela. A ni bu twisisi Buhlangi lobu. Y doin gud, its lyk ur w8in 4 sth bad 2 hapn. D act n fact of survival. U nge endli tiya hiku u hava maphepha - mali, certific8, maphephayotlhandlekazcc</text:p>
      <text:p text:style-name="P8"/>
      <text:p text:style-name="P8"><text:soft-page-break/>U nt hun if i ws dead set on leavn u i wud hv,bt as u saw on Tues i didnt bcoz ma hart isnt redi 2 let go its jst dat i also get frustated at tyms wit us fytn abt da lack of sex amongst ada tings.At tyms it doez fil lyk u holdn 2 tyt wen u tel me hw i shud bhave nd also wntn me 2 b wit u al da tym lyk u said da ada tym we nid 2 kip in touch wit our fwndz coz wen da ada is gne nd fwnds rnt in da pic-it cn get boring.Wow-hw graphic-gt btwn ma legs!Hun b patient nd it myt happn at tyms do sumthn romantic dats bound 2 get me arousd.I Dont Wan2 Try Otha Thngz Than U nd hpe u dnt eitha! Eish hold thumbs dat dey agree 2 both tlhe,reali wana make it up 2 u nd mabane it hurt wen u askd do i reali wana mak us work-nd baby i do!I love u nana cn we PLZ STOP FYTING! Yes baby dats exactly wat i mean bt m reali gna hv 2 work nd lie 2 da folks nd tel dem m goin 2 ma fwnds or sumthn nd pray nthn bad happns nd jst plain monate btwn u nd i-reply 2 ma numba. Hun-m sori bt if i tried 2 cum on ma bday nd slp ova nd leave on Mon,wud u 4giv me 4 goin 2 Kroonstad?I love you 2. Hi ma baby i 4gt 2 buy airtym bt jst wntd 2 let u knw dat i knw dat wen u put yr mind 2 somethn u work hard at it nd u get!Ds is jst 1 of dose things a step or challenge 2 build yr character nd resistance 2 anythn.Im proud of u nd all da strides u make 2 get yrself wer u wnt 2 b.I love u. Keamo.Reply 2 Ma numba nt ds 1. Goin 4 a biz mtn, thots of decentralization r crowdin my mind. N'wa-jilonga. Xikhogo. Khelela. Xioxanyama - braaistand. Homu. Majimu. Tunda</text:p>
      <text:p text:style-name="P8">Yoh on Tues i realised dat m so in love wit u nd bn tinkn abt sum of da tings u said abt me nd our rship nd me nt teln u tings stems 4rm da fact dat i usd 2 hog conversation wit ma ex nd as crazy as ds may sound,its tru,i tink in ma blabbern i missd out on many tings i cud hv learnt bt him nd da rship nd i dnt wnt dat wit u i wnt us 2 hv fair chances-so heres ma big plan-work ma ass off in Varsity nd hv a blast nw nd den,if possible do sum work at VOW nxtyr 2 tap in2 da bare basics of da radio industry.Which i luv!During 3rd yr acquire as much xposure as i cn of da media industry so as 2 find wat id lyk 2 do ma honours in afta ma Media dgree nd afta gettn a job at several media co. slwly bt surely build ma way 2 hvn a stake of shares in radio broadcastn which is currently mor state based den hv ma own mag da likes of Oprah mag den go in2 Psych honours tho iv bn tied btwn Psych nd IR l8ly ws tinkn of a triple major-wit MS,Psych nd IR bt m told its nt possible coz Psych clashs wit a lot of subjects so m a bit torn.Wud lyk 2 hv ma own psych practice.Fam wise i wnt a close knit fam i wnt our kids 2 feel loved nd secure nd grw up as confident beins hu knw demselvs in nd out nd knw wat dey wnt.I wnt ma husbnd-u hpefuli 2 b da type of hubby i cn rely on nd trust,fool arnd wit,laugh wit,worry,b anxious wit,cry nd yet knw dat 2geda we r a force 2 b reckoned wit nd dspite everythn luv u unconditionally. Gnyt Kurhula!dnt reply here</text:p>
      <text:p text:style-name="P8">Tshwela. Juluka. Dlhemba. Tshanga. Xivala. Pfhumba - venture. Matlala. Hundzulela. Vonela - c sb's pvt parts. C on behalf of sb. Nyeka. A ni vandla zambala kambirhi ni nga ta heta xixevo. Ku hlantisa makondlo. Tlhogomela - look afta, take care. Maseve ntoyini. Hairsi - hairstyle. Xikovela. N'wa-mgaba. Thentha. Ku humesa mugayo - ku tionhela - ku tihumela. Thaga. Pyerr. Tinyela. Sa! Gondlo. N'wa-Filipi. Thomo. Xibangwa. Nhlamba ya xichangana. Thyeka. Ku na swihlangi - swihlangi swa baba. Mila. Guxe. Nne ndi nga si le, yo phutelwa nga maduda. Xihahlu. Chava, mbava, he vava, nkava wu nga wela kona, bava, gava ku tlanga, lava, mfava, swava. Tsonga on the MXit and Facebook Dictionary<text:line-break/>7i = seveni (maseve) = friend<text:line-break/>3yin? = ti ri yini? = how goes it?<text:line-break/>vula2 = vulavula = talk. also vlvl.<text:line-break/>kna = kona = ok. available.<text:line-break/>nkna = ni kona = ndzi kona = i'm ok. i'm available.<text:line-break/>vna = vona = see. them.<text:line-break/>sw. n. sw. Dyi-a. Matwetwe. Mtlhavi. Hi Shashi,<text:line-break/><text:line-break/>First I'd like to thank you for the work you've put into our careers and support you've given us all year round.<text:line-break/><text:line-break/><text:soft-page-break/>Are there any news with regards to admission into honours for either or both Computer Science and Maths of Finance?<text:line-break/><text:line-break/>Regards<text:line-break/>Musa. Paluxa. Independent body - xihubyana (huvo) lexi nga tiyimela. Tlhontlha - motiv8. Encourage. Prof (sam) tinyiko maluleke. Co's specializin in ideas in a certain area or field. Ndzi khoma hansi kambe a ndzi bi hansi. Mondzo. A nga katesiwangi. Ka Gwere.<text:line-break/>Ka Gwevani. Usd 2 ryt words nw i ryt policies. Uzd 2 1t fans nw followers.</text:p>
      <text:p text:style-name="P8">Hey manth of myn earlier on ka da plz cal ws alertn u dat im out air dats y i wsnt replyn nd ryt nw ma cuz hijackd ma 4ne so m sorta usn ha airtym yet its ma 4ne bt if u wana cal l8a on dnt hesit8 coz shez usn ma sim.I MISS U SO MUCH HUN nd I want u 2 knw dat i love u alot!SMOOCHIES</text:p>
      <text:h text:style-name="P11" text:outline-level="3">Malamulele: Past, Present and Future - Scrutiny of Township and Area Degeneration</text:h>
      <text:p text:style-name="P8">Get Mhani to help with research at the police station.<text:line-break/>Motivation for me is that I want to do business in the area so I need to be aware of the social and political climate.<text:line-break/>Publish the book to help whoever wants to do business in this area.<text:line-break/>I need to know the crime stats and the number of people in this area.<text:line-break/>Arts and culture so know exactly what products I should be selling.<text:line-break/>Vuhosi to understand what their interests are for their people and to align what I want with what they want. Municipality to do the same.<text:line-break/>Have chapters for Vuwani, Giyani, Thohoyandou. All "past, present and future"</text:p>
      <text:p text:style-name="P8">If it aint broken, dnt fix it. Bt if its a lil broken, fuck it! Lyk d 1st tym i made mash potetoes, i ddnt knw hw - evn in d end. Yt ppl r 1 of those thngz u lyk 4rm a distance coz 1s u get 2 close ul b disappointed. Dedeya. Jamu ya tinyoxi. D dust settles wen dez rain or d wind stops blowing. We're so interdependent lyk I need a match 2 find a match. U dont undastand man, ur truly sth. Ur a gr8 girl. Its ppl lyk u dat make us bliv we can b sth much gr8a dan ourselves. Kote, asee!, ahanti, ayiye. Matanato. Masaswivona. Ndzi yimele Eskom a vuya. Eishkom u hi dlayisa xinyami. N dey hav a generator next door. Ideas r nt 4 sale bt lets work 2getha here, doers b doers n thinkers b coz its hard 2 do both. Mapololo. Cinca - change. Urgentevoke.com. I drink water 4rm a champagne glass. my health is a luxury. My bkup chick. I neva nu u could chose btwn sex n d gal u luv. Ppl always wana tell u wat 2 do. Y dnt they get paid 4 it? Next wave. Ur a woman, talkn is ur gift. Xihlakahla. Rhama. Women r lyk yt ppl, they say they wana talk bt wen u tell em xactly wat u wana say they dnt 1,2 hear it. Y tyk a pic wen u cheatin? Ppl say they wana talk, bt they dnt wana hear wat u got 2 se. Iv cheated a lot of x bt only wth my is. The idea of ideas. An idea about ideas. We have two kinds of people in the world: doers and thinkers. Creative? U dnt hav 2b a writa. Creative n dnt wana b a writer? Ru a doer? Drmt of owning ur ow co? Test case 2 test if biz can b dun in our african langs. Mabindzu hi tindzimi terhu ta xi-afrika.</text:p>
      <text:p text:style-name="P3">If it aint broken, dnt fix it. Bt if its a lil broken, fuck it! Lyk d 1st tym i made mash potetoes, i ddnt knw hw - evn in d end. Yt ppl r 1 of those thngz u lyk 4rm a distance coz 1s u get 2 close ul b disappointed. Dedeya. Jamu ya tinyoxi. D dust settles wen dez rain or d wind stops blowing. We're so interdependent lyk I need a match 2 find a match. U dont undastand man, ur truly sth. Ur a gr8 girl. Its ppl lyk u dat make us bliv we can b sth much gr8a dan ourselves. Kote, asee!, ahanti, ayiye. Matanato. Masaswivona. Ndzi yimele Eskom a vuya. Eishkom u hi dlayisa xinyami. N dey hav a generator next door. Ideas r nt 4 sale bt lets work 2getha here, doers b doers n thinkers b coz its hard 2 do both. Mapololo. Cinca - change. Urgentevoke.com. I drink water 4rm a champagne glass. my health is a luxury. My bkup chick. I neva nu u could chose btwn sex n d gal u luv. Ppl always wana tell u wat 2 do. Y dnt they get paid 4 it? Next wave. Ur a woman, talkn is ur gift. Xihlakahla. Rhama. Women r lyk yt ppl, they say they wana talk bt wen u tell em xactly wat u wana say they dnt 1,2 hear it. Y tyk a pic wen u cheatin? Ppl say they wana talk, bt they dnt wana hear wat u got 2 se. Iv cheated a lot of x bt only wth my is. The idea of ideas. An idea <text:soft-page-break/>about ideas. We have two kinds of people in the world: doers and thinkers. Creative? U dnt hav 2b a writa. Creative n dnt wana b a writer? Ru a doer? Drmt of owning ur ow co? Test case 2 test if biz can b dun in our african langs. Mabindzu hi tindzimi terhu ta xi-afrika. Il always b thr 4u, lyk a lift w8in at every floor u get off. I knw u 4rm fb. Duz a gal's personality matter? So disrespectful lyk seein ppl take a pic n stil walk in btwn em or em n d cameraman. Wat i 1,2 say iv alredi said, bt i dnt knw hw 2 say it agen. Iv got a mistress dat i aint fucked yet. 4d biz 2 grow, ultim8ly we must sell mo ideas dan we buy or sell more esp st d cost of wat we buy duz nt xceed mat wd. D co of one. Bindzu ra un'we. Xichangana i Xilungu: u is u. Wen i ryt, im rytin 4 dat daym reaction. Ku nwa. Ku howa. Vhuruvhaya. Langutani blue birds. Malamulele fast 11/ hellenic. Nsami. D ntlhaveni ka muvhalangede. Madonsi. Bawuri. Getle. Nkapi. Ndonghula. Nkungwha - fog. Sekgopo. Mooketsi. Maphalule.</text:p>
      <text:p text:style-name="P5"/>
      <text:h text:style-name="P11" text:outline-level="3">There's nothing like Punishment</text:h>
      <text:p text:style-name="P6"><text:line-break/><text:span text:style-name="T1">What is punishment? It is something that we all talk about, but few ever see. Why are my enemies living?</text:span></text:p>
      <text:p text:style-name="P5"/>
      <text:p text:style-name="P2">"When you're too proud of somebody, don't forget to do the things that will make them  proud of you too."_Makhandeni, the only writer who quotes himself.</text:p>
      <text:p text:style-name="P5"/>
      <text:p text:style-name="P6"><text:span text:style-name="T1">So I might not get in because one guy does not like me or the color of my skin. Yesterday he called me in for a 'chat', then he decided right there and then I was not Maths of Finance material. I can tell you this much, that decision had nothing to do with my marks. Why? He only have my first semester results! No degree transcript, although the fact it is from the University of Limpopo spoke volumes! And when I talked about how I qualified, he brushed me off. How can a degree from the same University not be credited by another department? Earlier this year they said if you could get into CS you automatically get into AMF. Now I got into CS, what's stopping me from getting into the other one? One lecturer I spoke to says maybe he thinks I'm trying to get into just AMF. Why the hell would he think that? I said HYBRID, was he listening? First time I did a modular course in Financial Maths, I scooped 74%. 74%! And that was years ago when I was only 18! I think I'm gonna open a probe into this guy. He's full of shit he must have a lot of dirt! </text:span><text:line-break/></text:p>
      <text:p text:style-name="P2">I wanna do a David Taylor/ Mdevha Taylor.</text:p>
      <text:p text:style-name="P5"/>
      <text:p text:style-name="P2">If it aint broken, dnt fix it. Bt if its a lil broken, fuck it! Lyk d 1st tym i made mash potetoes, i ddnt knw hw - evn in d end. Yt ppl r 1 of those thngz u lyk 4rm a distance coz 1s u get 2 close ul b disappointed. Dedeya. Jamu ya tinyoxi. D dust settles wen dez rain or d wind stops blowing. We're so interdependent lyk I need a match 2 find a match. U dont undastand man, ur truly sth. Ur a gr8 girl. Its ppl lyk u dat make us bliv we can b sth much gr8a dan ourselves. Kote, asee!, ahanti, ayiye. Matanato. Masaswivona. Ndzi yimele Eskom a vuya. Eishkom u hi dlayisa xinyami. N dey hav a generator next door. Ideas r nt 4 sale bt lets work 2getha here, doers b doers n thinkers b coz its hard 2 do both. Mapololo. Cinca - change. Urgentevoke.com. I drink water 4rm a champagne glass. my health is a luxury. My bkup chick. I neva nu u could chose btwn sex n d gal u luv. Ppl always wana tell u wat 2 do. Y dnt they get paid 4 it? Next wave. Ur a woman, talkn is ur gift. Xihlakahla. Rhama. Women r lyk yt ppl, they say they wana talk bt wen u tell em xactly wat u wana say they dnt 1,2 hear it. Y tyk a pic wen u cheatin? Ppl say they wana talk, bt they dnt wana hear wat u got 2 se. Iv cheated a lot of x bt only wth my is. The idea of ideas. An idea about ideas. We have two kinds of people in the world: doers and thinkers. Creative? U dnt hav 2b a writa. Creative n dnt wana b a writer? Ru a doer? Drmt of owning ur ow co? Test case 2 test if biz can b dun in our african langs. Mabindzu hi tindzimi terhu ta xi-afrika.</text:p>
      <text:p text:style-name="P5"/>
      <text:p text:style-name="P2">Hey baby cn u bleve dat ì jst gt in2 bed nw-so much 4 ma 'im gna go 2 bed at 10' speech nyhu bn tinkn bt marketn nd ja 4 a book its definetly a tough 1 bt i tink 1st nd 4mst da content mst b gud in orda 4 it 2 b marketable nd so far u doin gr8 in dat dpartment perhaps a lil more diversity in yr poetry as opposed 2 mostly love poetry i do tink u movin in da ryt direction in terms of conscious issues such as land reform nd tink u shud try incoporatn sum of dat in2 yr poetry wel especiali if u 1,2 cater 4 a sociali aware market mayb im givn biasd advise here bt m 1 of dose ppl hu wnt 2 read sumting dat wil make me aware of my world nd i tink u cud def bring abt wit 2 <text:soft-page-break/>such issues witout being 2 imposing nd thus draw an intellectual market as wel 2 yr astoundn work.gnyt huni. A ku ngari na nchumu loko ni chayisa tolo ni ta ya munduku entirhweni nita cheka,Virna Ngobeza a va nwu kumanga namuntlha a va se vonaka kutwa loko va nwu kumile,tolo va chave ku siya a ngari kona,ni ta maker sure kuri swi hetiseka munduku hambi nova busy njhani,swi ta tshamiseka u nga vileli. Oh okay then wat do u mean u late?anyway cn we meet ko entrance ya University corner,il buzz u wen i leave nd wen im almost der. K jst sms me wen u on yr way or buzz wen u outsyd.Tanx again. Bet u tinkn-serves ha ryt 4 being so stubborn!M sori huni anyhu-jst wana let u knw dat i reali appreciate al dat u do 4me-I love u Baloyi!Gudnyt. Hey booboo i 4gt ma keys ko wena please keep dem safe 4 me.Wat tym wil u b goin 2 yr place so i cn fetch dem b4 u leave. Hooray m dne bt ds plagiarism detector is givn me probs cn i cum try ko wena.</text:p>
      <text:p text:style-name="P5"/>
      <text:p text:style-name="P2">Hey baby cn u bleve dat ì jst gt in2 bed nw-so much 4 ma 'im gna go 2 bed at 10' speech nyhu bn tinkn bt marketn nd ja 4 a book its definetly a tough 1 bt i tink 1st nd 4mst da content mst b gud in orda 4 it 2 b marketable nd so far u doin gr8 in dat dpartment perhaps a lil more diversity in yr poetry as opposed 2 mostly love poetry i do tink u movin in da ryt direction in terms of conscious issues such as land reform nd tink u shud try incoporatn sum of dat in2 yr poetry wel especiali if u 1,2 cater 4 a sociali aware market mayb im givn biasd advise here bt m 1 of dose ppl hu wnt 2 read sumting dat wil make me aware of my world nd i tink u cud def bring abt wit 2 such issues witout being 2 imposing nd thus draw an intellectual market as wel 2 yr astoundn work.gnyt huni. A ku ngari na nchumu loko ni chayisa tolo ni ta ya munduku entirhweni nita cheka,Virna Ngobeza a va nwu kumanga namuntlha a va se vonaka kutwa loko va nwu kumile,tolo va chave ku siya a ngari kona,ni ta maker sure kuri swi hetiseka munduku hambi nova busy njhani,swi ta tshamiseka u nga vileli. Oh okay then wat do u mean u late?anyway cn we meet ko entrance ya University corner,il buzz u wen i leave nd wen im almost der. K jst sms me wen u on yr way or buzz wen u outsyd.Tanx again.</text:p>
      <text:p text:style-name="P5"/>
      <text:p text:style-name="P2">Ja-it wil b da foundation nd al ul need 2 do is build on dat-m guessn dat u want da money 4 da business. Haha-PERFECTIONIST!U reali wana impress him ha-bt i guess u hv 2 since derz da potential dat if he luvs yr work (of which he wil) he myt want u 2 publish under dem-bt wat royalties wud u receive? Hey jßt make sure dat wen u dne wit it u supa impressed wit yrself nd cn focus on yr studies. Hey wena m dne- wer u at so i cn say bye o go study maself. Hun cud u plz check ma black earrings wen u go 2 yr place,i tink i left dem der-start on da chair near da sofa den if dey nt der luk everiwer...oh baby u luk awesum wit yr hair cut!i took a pic of u yl u wer slpn nd it turns me on.mbah! Hey booboo m dne wit ma assignment cn i cum c ya nd say gbye.r u in hdip?m walkn 4rm West. Oh-ah dat guy is alwayz at da salon-c y i wnt d8 a guy wit hair we wil alwayz b at da salon. Hey luv ag its kwl man its jst dat i cnt slip at skul man-anyhu hpe u managed 2 fix da computer m at skul tryn 2 finish ma assignment. R u at hdip? Okay kwl is he realì cumn ds tym?lol-anyhu ul let me knw wen u get here,m gna take a break nd go visit Pabi coz ive made progress wit ma assignment.mba. Baby waka KE A GO RATA NE! Ok-let me knw wen 1ce yr here so i cn cum study wit u,dats if u dnt mind.kwl-SMOOCHIES! Wel m dne nw bt if u stil chilln its kwl cn cum chill wit u? Hey wena m wiped out as well bt had a gud day tho m at da IR Library nd wana leave bt eish wit al da parties happenin ko SP 2nyt i dont tink il b able 2 resist da temptation or bet yet concentr8...so cn we go 2 yr place if u dont mind? GESTICULATE!Thats da word i ws lukn 4,da use of hand gestures 2 emphasise sumting. Hey wena derz a mobile clinic 2 test -wana go test. Hey baby cn u bleve dat ì jst gt in2 bed nw-so much 4 ma 'im gna go 2 bed at 10' speech nyhu bn tinkn bt marketn nd ja 4 a book its definetly a tough 1 bt i tink 1st nd 4mst da content mst b gud in orda 4 it 2 b marketable nd so far u doin gr8 in dat dpartment perhaps a lil more diversity in yr poetry as opposed 2 mostly love poetry i do tink u movin in da ryt direction in terms of conscious issues such as land reform nd tink u shud try incoporatn sum of dat in2 yr poetry wel especiali if u 1,2 cater 4 a sociali aware market mayb im givn biasd advise here bt m 1 of dose ppl hu wnt 2 read sumting dat wil make me aware of my world nd i tink u cud def bring abt wit 2 such issues witout being 2 imposing nd thus draw an intellectual market as we</text:p>
      <text:p text:style-name="P5"/>
      <text:p text:style-name="P2">Gnyt hun tanx 4 kaping me nd m sori abt da whole sex issue eish its jst i dnt knw y i cant do it bt m glad u willn to try nd w8.LOVE U STALKER! R u sayn 4rm da 140 poems u goin 2 pick a few 4 publishing?u knw sumtyms i thinkk u actually an editor not a writer-perfectionist!bt dats great. Lol-its cute-luv da play of words!wen did u ryt it?hwz it goin wit da book. 2day i ws awoken in a new manner,unlyk da common Keamo/Baby r u awake?...In da midst of ma dawn haze,i felt your arm ova me and your shadow protect me nd i heard your coarse voice say-HAPPY ANNIVERSARY baby!Beneath dat drab expressionles mornin face-I SECRETLY BEAMED nd best of all i wasnt dreamin bcoz i realised it was da guy i love and da one who loves me-waking me up.it was da best avuxeni.Thanx 4 wakin me up 2 anada day of being yr girlfrnd.SMOOCHIES! Hey baby i 4got to take out ma memory card can i cum fetch it later or wil u please drop it off <text:soft-page-break/>2moro on your way 2 your place?I love you MK Baloyi. It gives me gr8 pleasure 2 announce the arrival of my daughter, Singita, Lethabo. Born 9 October 2010. Hey hun askies tlhe wena i un4tun8ly didnt get it coz ds is ma momz 4ne hey nd i went out wit ma fwnds last nyt bt wil try sms u wen she gets bak 4rm church nd ah i didnt get ma 4ne mabane bt wil b gettn it on Tuesday.mis u.tok soon.Keamo. Kunjhani vafana va mina,a no ku xeweta kutwa ku pfuka,u wisa kahle na mina na wisa,na ku rhandza. Okay-bt il b asleep by then bt dnt wori il wake up 4u!mba. Hey luv harde man-I Love You! Eish i cudnt say it coz da head of house aka ma dad ws listenin- wel at least dats wat i tink.oh-managed 2 get da simcard dats if up a bit of chattn.ah bathong baby i meant dat we shudnt or rada try nt to talk 4rm Sunday on so as 2 give u tym 2 ace dz tests-coz u alwayz give me room 2 study so i jst wana do da same 4 ya. Okay kwl-gee y do u sound so dsper8 o it luks lyk its gna rain eish. Hey wena da 4ne had jammd AGAIN!bt its back i tink it lyks me hpe it stays dat way!hpe da studyin is goin fab.Im sori abt da muffins hey.LOVE YA. Hey SMONCH!Ai stil cudnt stick 2 ma tym limit!bt anyhu its al gud.Im finali off 2 dreamland-GOOD NIGHT!MBAAHFICATION. Ah dats gr8 u mst wish u cud b a fly on da wall during dat meetn ne coz i certainly do!as 4 da money ka setswana bare: hube, ha a tswane le setlhe-translation-a lil bit is beta dan nothn at al.orytie hun let me use ds last hr-wil holla 2 say gnyt.</text:p>
      <text:p text:style-name="P5"/>
      <text:p text:style-name="P2">M tinkn wat a ridiculously awesum guy u r bt hw sad it is dat u d8n a lunatic.Yoh-thusang morwadi wa kwa Kgomanyane o mo maratong! Im sorry,i knw as a prsn hu keeps journals wat a massive infringemnt of privacy dat ws i shudnt hv dne it.Its wrong in every sense of da word nd perhaps u myt neva 4gve/trust me anymor nd if u feel u shud put away yr stuff,as much as it myt hurt i knw every action has a consequence so its fyn.da real reason i opend it ws bcoz i feel xtrmly insecure in ds rship esp since derz no sexual intimacy at its mst high nd m 2 blame 4 dat nd often wen i c u getn frustr8d during intim8 moments nd off u go 2 writin/typin i often wnda wat u wntd 2 say bt felt dat da only prsn/ting dat myt undastnd is yr pen,paper nd thots and i get it completely coz ive dne it many tyms bt as yr galfrnd i wish sum of those tings wud b said 2me no meta hw hurtful,plain or irrelevnt bcoz dats al i cn offer u ryt nw.I LOVE U STALKER nd m GENUINELY SORRY. Its fyn hun-i heard you say da magic,words dats all dat matters.</text:p>
      <text:p text:style-name="P5"/>
      <text:p text:style-name="P2">Dats gud its bcoz u r at dat stage in yr lyf wen u wnt 2 dscova hu u r nd wer u cum 4rm nd i undastnd dat its jst u always tokn abt dat nd sumtyms i wori its bcoz u sumhw wish u wer 1 of dem bt i knw u dnt and bcoz im da 1 hu hs 2 listen 2 it most of da tym it cn get a bit much.Le nna ke a go rata. Ah sweet man cnt w8 2 c u 2!! 082 0494 817-Hi,sorry abt dat ws jst tryin 2 make sure we r cool i mean wen i wsnt nt respondn u were alredi tinkn up yr own stuff bt its fyn we wil tok ka d 16. I usd 2 tink i ws poor.Den dey told me I wsnt poor,I ws needy.Dn dey told me it ws self defeatin 2 tink of maself as needy,i ws dprivd.Dn dey told me dprivd ws a bad image,I ws undaprivlgd.Dn dey told me undaprivlgd ws ova usd,I ws dsadvntgd.I stil dnt hv a dime.Bt I sure hv a gr8 vocabulary-Jules Feiffer</text:p>
      <text:p text:style-name="P5"/>
      <text:p text:style-name="P2">Hey jst wntd 2 let u knw hw tankful i m 4 all dat u hv dne 4me i reali apprecia8 it.I was jst reali hurt gore ha wang kapa wen i ws in excruciating pain, it mst hav shown coz 3ppl stopped me 2 ask if i ws okay.On top of dat i gt 2 SouthP nd C wsnt der so i ddnt get pills bt u ryt wat doesnt brk u only maks u stronga bt wat reali gets u thru is knwn u alwayz hv help 4rm sum1 hu luvs u wen u reali need it nd sadly i didnt get dat 4rm u 2day esp since twas da 1st tym i had hectic period pains,it wsnt abt u helpn me wit ma bags it ws yr support dat i so badly needed ppains r lyk a build up 2 givn birth so u cn only imagine hw painful it was anyway im on ma way hpe u lyk ma tank u gift.Mbah Dont reply here wena bt atleast u ddnt say baby,anyway y does it sound lyk u hv chosen sumthn 4me alredi nd wer xctly is ds place?nd jst 2 B sure u stil getn it 4me as a bday presie ryt?lol.It doesnt luk lyk il b slpn der ka Tues coz it seems we goin 2 Rusti tues nyt bt m cumn 2moro nd myt b leavn tues.LOVE U STALKER! Wow ma father is so ignorant and if he is lyk ds i dont c him in our future nd ive neva told u ds bt my dad is a bit of an alcoholic nd da root of y we dnt get along is exactly dat,anyway Karabo ws goin out nd drenched himself in cologne nd we all hd 2 gt out,yl we sitn outsyd amongst al da criticisms nd da blunt way of tokn he asks weda K bathd b4 putn on perfume nd ma mom says no nd he says o tlo go ngka le Shangaan-If it wsnt 4 ma motherz hectic reprimandn abt his prejudiced nd ancient way of tinkn which led 2 a fyt,i wud hv jst blew ma lid.Baby i tink it tuk dat,2 make me realise dat-u alwyz embracn yr rich culture is da only way 2 eradic8 dz impoverishd ways of tinkn evn in ppl u tink r educ8d.Love u hun.Nytiez.wntd 2 send u ds earlier on.Keamo</text:p>
      <text:p text:style-name="P5"/>
      <text:p text:style-name="P2">Hey jst wntd 2 let u knw hw tankful i m 4 all dat u hv dne 4me i reali apprecia8 it.I was jst reali hurt gore ha wang kapa wen i ws in excruciating pain, it mst hav shown coz 3ppl stopped me 2 ask if i ws okay.On top of dat i gt 2 SouthP nd C wsnt der so i ddnt get pills bt u ryt wat doesnt brk u only maks u stronga bt wat reali gets u thru is knwn u alwayz hv help 4rm sum1 hu luvs u wen u reali need it nd sadly i didnt get dat 4rm u 2day esp since twas da 1st tym i had hectic period pains,it wsnt abt u helpn me wit ma bags it ws yr support dat i so badly needed ppains r <text:soft-page-break/>lyk a build up 2 givn birth so u cn only imagine hw painful it was anyway im on ma way hpe u lyk ma tank u gift.Mbah Dont reply here wena bt atleast u ddnt say baby,anyway y does it sound lyk u hv chosen sumthn 4me alredi nd wer xctly is ds place?nd jst 2 B sure u stil getn it 4me as a bday presie ryt?lol.It doesnt luk lyk il b slpn der ka Tues coz it seems we goin 2 Rusti tues nyt bt m cumn 2moro nd myt b leavn tues.LOVE U STALKER!</text:p>
      <text:p text:style-name="P5"/>
      <text:p text:style-name="P6"><text:span text:style-name="T1">Same ting i asked-apparently accordn 2 da bride,it acts as a bouquet-in white weddnz it wud b flowerz,in zulu weddnz its da broom in yr words. 1/5</text:span><text:line-break/><text:span text:style-name="T1">Ma fam is ma lyf nd me alwayz tokn abt dem is bcoz i bleve m made by my expriencz wit dem nd also rel8s 2 hw i often am wit/arnd ppl n 2/5</text:span><text:line-break/><text:span text:style-name="T1">d if dey r nthn 2 u den i qstion our rship .Bcoz of our age diffs we r at 2 diff stages of our lyfz m stil tryn 2 find ma ground in ds 3/5</text:span><text:line-break/><text:span text:style-name="T1">world nd mayb u were lucky u knew xctly whu u wer nd wat u wntd 2 bcum at my age-me i only knw dat m ment 2 b in da Media Industry nd 4/5</text:span><text:line-break/><text:span text:style-name="T1">take it by storm bt i dnt knw wer xctly-no xact title hence i dnt tel u ma plans coz i dnt hv dem mapped out lyk u,u on da ada hand u U re-evaluating yr lyf id lyk 2 help out if i cn bt only if u wnt me 2 bt if not its ok.Bt it seems we r alredi hvn a potful of trouble as it is.Anyway m nt tryin 2 blame ma load on ma past rship m jst tryin 2 show</text:span><text:span text:style-name="T3"> </text:span><text:span text:style-name="T1">u where im cumn 4rm-Im stil gettn 2 knw u nd wit tym i do and wil open up i wish le wena ud take mor of an intrst nd realise we nt nd dnt tink da same yet stil respect me 4 da prsn i m nd m nt sayn u mst run afta me bt b mor eager-ma interview on Tues ws 4 mentoring 1st yr students nxtyr. Ive noticed coz id ask u wats up bt u dont respond or shrug me off. U dont talk as much as u used 2 abt yr plans nd everytn in yr lyf, kante wats causn u so much uncertainty is it me...us?coz wateva it is id lyk 2 help solve it if we can jst dnt shut me out.If u feel ud lyk 2 stay da 4 a yl its fyn m only willn 2 let u if u actually workn wateva it is out</text:span></text:p>
      <text:p text:style-name="P2">Same ting i asked-apparently accordn 2 da bride,it acts as a bouquet-in white weddnz it wud b flowerz,in zulu weddnz its da broom in yr words</text:p>
      <text:p text:style-name="P5"/>
      <text:p text:style-name="P2">Jusd d way u r - bruno mars. Tiao cruz - thro my handz up. So out of plc lyk a tent in d middle of ghandi sq. Its a mystery, lyk dat tym wen my oats jst started 2 taste bad./ I dnt knw wat hapnd 2 my oats, it used 2 taste gud/goats. In Vegas, if nobody wants you dead, you're not working hard enough! (CSI). Mnomu mnandi - u cn tawk abt anythn n stl make it butifl. Next wave r n d. Luk 4 protexn. Do xtensiv research on wat we hav n wat we cn do. My gf thnks im obsd wth bein shangaan, dis afta forcin hr 2 listen 2 my nu findins abt d ndwandwes nt bein orignly zulu. Dis would renda d claim dat shangns r a mix of tso n zl null n void. Wen she got hme dat 9t, hr own dad cald hr brotha lishangani, dis afta he apparently wore rollon without bathn first. She was so emotnl abt it i could fl hr rage cumin out of d txt msg she sent: evn ppl u regard s educated perpetu8 xangaphobia. Same day she receivd a butifl zulu drs 4a wedin bt she h8d it. D nxt fu days id c hr cumin bk 2 shop 4 tsonga traditional clothin, altho we had gvn up on it bcz of tym constraints.</text:p>
      <text:p text:style-name="P5"/>
      <text:p text:style-name="P2">Jusd d way u r - bruno mars. Tiao cruz - thro my handz up. So out of plc lyk a tent in d middle of ghandi sq. Its a mystery, lyk dat tym wen my oats jst started 2 taste bad./ I dnt knw wat hapnd 2 my oats, it used 2 taste gud/goats. In Vegas, if nobody wants you dead, you're not working hard enough! (CSI). Mnomu mnandi - u cn tawk abt anythn n stl make it butifl. Next wave r n d. Luk 4 protexn. Do xtensiv research on wat we hav n wat we cn do. My gf thnks im obsd wth bein shangaan, dis afta forcin hr 2 listen 2 my nu findins abt d ndwandwes nt bein orignly zulu. Dis would renda d claim dat shangns r a mix of tso n zl null n void. Wen she got hme dat 9t, hr own dad cald hr brotha lishangani, dis afta he apparently wore rollon without bathn first. She was so emotnl abt it i could fl hr rage cumin out of d txt msg she sent: evn ppl u regard s educated perpetu8 xangaphobia. Same day she receivd a butifl zulu drs 4a wedin bt she h8d it. D nxt fu days id c hr cumin bk 2 shop 4 tsonga traditional clothin, altho we had gvn up on it bcz of tym constraints.</text:p>
      <text:p text:style-name="P5"/>
      <text:p text:style-name="P2">I dont knw wat u did or didnt do bt u jst made me realize i must start treatin u lyk my wyf, s opossed 2 ma gf. Is dat wrong? I fl lyk ur a part of me dat i cnt do without n neva wana let go. G'luck wth ur xm 2mrw. I cnt w8 2 c u n hold u in my arms. Dez no short end of a stick, a stick has equal sides. A sho in tsonga abt computers n programming. Dnt do wat othaz r doing. Do wat u do, bt do it beta. Iv bn ron on so many occasions bt im nt ron abt u/my hrt's passion. Xichangana i Xilungu - feature. Teka - take. Maka - make. D biggest mistake u could make these <text:soft-page-break/>day, i jst found out, is 2 ask a colored gal wat did she study. She was d gal they wr referrin 2 wen thy said vana va ka mdavula va endla. Dat gal lukd ryt at me i had 2 luk dwn, afraid 2 luk up agen. She dd nt hyd hr interest. Do sth, bt i couldnt. Hubuta. Dez no nw (voda) in a lift. Gotta try d othaz. Bad place 4 denial of service, wat if d lift gets stuck? U cn wish me hapy bd, bt stop commentin in ur lang on my upd8! Teln me dat my lang soundz lyk chinese is nt funny, it is chinese! My name is nt tsakane, its tsakani. N im nt 4rm giyane, im 4rm giyani./ N im nt 4rm malamulela, im 4rm malamulele. I so dis gal on fb bt ddnt invite ha, nw i cnt find ha! C iv written lyns dat ppl ddnt lyk, bt l8a i heard similar lyns on kanye west's album, n they wr BIG! Ud bet if i rote a bittersweet poem n appended 'copyrights kanye west', id get so many likes n comments. Bt no, i wana develop my credibility, lyk wake up mr west!</text:p>
      <text:p text:style-name="P5"/>
      <text:p text:style-name="P2">I dont knw wat u did or didnt do bt u jst made me realize i must start treatin u lyk my wyf, s opossed 2 ma gf. Is dat wrong? I fl lyk ur a part of me dat i cnt do without n neva wana let go. G'luck wth ur xm 2mrw. I cnt w8 2 c u n hold u in my arms. Dez no short end of a stick, a stick has equal sides. A sho in tsonga abt computers n programming. Dnt do wat othaz r doing. Do wat u do, bt do it beta. Iv bn ron on so many occasions bt im nt ron abt u/my hrt's passion. Xichangana i Xilungu - feature. Teka - take. Maka - make. D biggest mistake u could make these day, i jst found out, is 2 ask a colored gal wat did she study. She was d gal they wr referrin 2 wen thy said vana va ka mdavula va endla. Dat gal lukd ryt at me i had 2 luk dwn, afraid 2 luk up agen. She dd nt hyd hr interest. Do sth, bt i couldnt. Hubuta. Dez no nw (voda) in a lift. Gotta try d othaz. Bad place 4 denial of service, wat if d lift gets stuck? U cn wish me hapy bd, bt stop commentin in ur lang on my upd8! Teln me dat my lang soundz lyk chinese is nt funny, it is chinese! My name is nt tsakane, its tsakani. N im nt 4rm giyane, im 4rm giyani./ N im nt 4rm malamulela, im 4rm malamulele. I so dis gal on fb bt ddnt invite ha, nw i cnt find ha! C iv written lyns dat ppl ddnt lyk, bt l8a i heard similar lyns on kanye west's album, n they wr BIG! Ud bet if i rote a bittersweet poem n appended 'copyrights kanye west', id get so many likes n comments. Bt no, i wana develop my credibility, lyk wake up mr west!</text:p>
      <text:p text:style-name="P5"/>
      <text:p text:style-name="P2">2day, i resisted caln my x-gf n cald my step sista. Dnt let ur fam b reduced 2 a unit u c wen ur at hme, make em part of ur lyf, grow 2geda, lrn wth ea otha. Dnt let ur siblings fade in d bg, only sn wen wueva was in d 4frnt leavs u brokenhearted. Dnt let ur parents brokers 4 wedins n funerals, plan evrythn 2geda. Problem is everytm u make dat call, it bcums abt hw u gna help em cum out of poverty n cum up, evritym thy pay u a visit abt hw dift 4rm ea otha u r nw. Dats wen i realizd, it waznt my art dat wr nt enuf. Neva get used 2 buyin fake, d real makoya is way beta! Kurhula, a ku tali! Tym 2 li on my bk n tawk 2 s1, d 1 wu lyx 2b on top! D moment is 2 special 2b shortlived. These guys r on 2 sth, bt its their exe dat kills em. U c, exe kills ppl.</text:p>
      <text:p text:style-name="P5"/>
      <text:p text:style-name="P2">2day, i resisted caln my x-gf n cald my step sista. Dnt let ur fam b reduced 2 a unit u c wen ur at hme, make em part of ur lyf, grow 2geda, lrn wth ea otha. Dnt let ur siblings fade in d bg, only sn wen wueva was in d 4frnt leavs u brokenhearted. Dnt let ur parents brokers 4 wedins n funerals, plan evrythn 2geda. Problem is everytm u make dat call, it bcums abt hw u gna help em cum out of poverty n cum up, evritym thy pay u a visit abt hw dift 4rm ea otha u r nw. Dats wen i realizd, it waznt my art dat wr nt enuf. Neva get used 2 buyin fake, d real makoya is way beta! Kurhula, a ku tali! Tym 2 li on my bk n tawk 2 s1, d 1 wu lyx 2b on top! D moment is 2 special 2b shortlived. These guys r on 2 sth, bt its their exe dat kills em. U c, exe kills ppl.</text:p>
      <text:p text:style-name="P5"/>
      <text:p text:style-name="P2">2day, i resisted caln my x-gf n cald my step sista. Dnt let ur fam b reduced 2 a unit u c wen ur at hme, make em part of ur lyf, grow 2geda, lrn wth ea otha. Dnt let ur siblings fade in d bg, only sn wen wueva was in d 4frnt leavs u brokenhearted. Dnt let ur parents brokers 4 wedins n funerals, plan evrythn 2geda. Problem is everytm u make dat call, it bcums abt hw u gna help em cum out of poverty n cum up, evritym thy pay u a visit abt hw dift 4rm ea otha u r nw. Dats wen i realizd, it waznt my art dat wr nt enuf. Neva get used 2 buyin fake, d real makoya is way beta! Kurhula, a ku tali! Tym 2 li on my bk n tawk 2 s1, d 1 wu lyx 2b on top! D moment is 2 special 2b shortlived. These guys r on 2 sth, bt its their exe dat kills em. U c, exe kills ppl.</text:p>
      <text:p text:style-name="P5"/>
      <text:p text:style-name="P2">4617039112180631081 psycho email link 4rm re: p m, kwl courses file manager leonie all jarrod. Malamulele Municipality in partnership with Thohoyandou municipality to show that we can indeed work 2getha instead of ruling ova ea otha. 4 ppl 2 work 2getha, they do not need 2b unda 1 organizatn, if d real purpose is 2 work 2getha. The History of Malamulele - The Freedom Fighter who couldn't save himself. I spit lyk dez no1 ahead of me, lyk i h8 u, lyk u disgust me. I spit on a foot path n i dnt cover it, anybody wu sees u is bound 2 h8 wat i did (2u). Unreasonable is readin sb's journal n holdin em accountable 4 wat u find. Hose pipe - ho's pipe. She makes me so sick i decide dat fuck it, im gna cheat by watchn csi without her. My flagship company is something I call Next Wave. If biz is not goin in dat dirxn, il make it. Next Wave wl b in d biz of selling ideas and businesses. There r a lot of ppl dat hav gr8 ideas without capacity 2 establish <text:soft-page-break/>or run em, dis is whr we cum in. We buy n resell ideas at dift stages of development. We rebrand co's, run em yl w8in 4 buyers. We calc d worth of co's/ideas 2 knw d net val. Im so wanted lyk d 1st blk man 2 hav sex wth a yt woman. Men r given booties wen they r yung bt only until they r grown up do they chase afta em. Breasts. Being fed. Nt 4 sale in africa/sa/malamulele. Thieves make us afraid 2 share our thods. S long s ur tryn 2 protect sth, ul always try 2 protect ur imaginaxn. Sucks, nw i cnt get a gal anymr. S n artist, u must trust dat sb out thr rems u, evn...My gal jst made me realize i must stop treatin hr lyk ma gf n trt hr lyk my wyf. Sumx i find comps borin. D ryt thngz r d hardest 2 do. I thnk we got our defn of wealth wrong. if u hav ppl dat luv u n u luv in ur lyf, a hobby o job dat means evrytn 2 u, sth dat lifts ur spirits n brings u closer 2d most hi, ur a rich bastard!</text:p>
      <text:p text:style-name="P5"/>
      <text:p text:style-name="P6"><text:span text:style-name="T1">Most butiful bridesmaid, even d bride lukd jealous. Wen u hav ppl in ur lyf, its irritatin dat they always 1t ur tym. Bt at least u hav s1. U left ur clothes on d washn lyn 4 wks. Its bn thru evry weatha. It rain on it. It dried. It snowed on it. It melted on it. It dried. They poured out water on it 4rm d upper floors, a powerful wind blu. Ppl stole evrytn xcept 4 ur socks wth holes n ur undawear wth d map of africa. I h8 2b d1 2 gv big corporaxns/old ppl a run 4 theya money. Acquire startups d world ova, grow em n resell em. Workers cn choose 2 join or leave next wave.</text:span><text:line-break/><text:span text:style-name="T1">Thr was a tym id go 2 scwl even yl it rained or it was freezin cold (rain o sunshyn). Kamu/kamundzina. Nandze/nandzuwe. Nyandhayeye - a call 4 help. I m nt untouchable. She gvs u sth, its nt enuf, bt its mo dan most. Ur happy, altho u could b happier. She's using u. Sumx u dnt mind 2b used. Bt its mo dan sumx. Wat du do? U thnk mayb its human</text:span><text:span text:style-name="T3"> </text:span><text:span text:style-name="T1">nature. If she gvs u dis, ul want mo. Bt takin 4rm u, she wont stop. Lyk button 4 fb inbox msg's. Im n ungr8ful bastard. Bt hw gud is my lyf if i liv jst 2b gr8fl? I put my landlord thru hell n pull my gf down 4rm heaven. If i dnt address my pains n my hurts. If i liv jst 2 say</text:span><text:span text:style-name="T3"> </text:span><text:span text:style-name="T1">thnk u? I knw men r here 2 myk women happy bt sumx they get selfish n thnk dats ol we're here 4. I h8 dat u thnk u cn manipul8 me, make me thnk i iniated sth wen it was ur idea. Rships r hard bt i dnt wana get out of 1. Rships r hard, bt so is scwl. Do we quit? No. If u se u hv 2 many emails, ur teln me ur job is 2 much 4u. Eva met 1 o those galz dat would gv religion a new name, made prayin fl sexy n joyous celebratn romantic? she made goin 2 church sm cwl n confesin normal/natural, talkn abt god smart n helpin othaz fun. i did 1s n ryt nw i ms hr lyk i msd d service. im d guy dat provd 2d world dat ideas cn b original. wat gud r fln wen u cnt confess em?</text:span></text:p>
      <text:p text:style-name="P6"><text:span text:style-name="T2">I</text:span><text:span text:style-name="T1">'ve lost 2 many a girl bcoz they didnt thnk they were smart enuf 4 me. But i ddnt care 4 dat, s lng s she was wln 2 lrn. New names: avuxeni, thobela, riperile, inkomu,</text:span><text:span text:style-name="T3"> </text:span><text:span text:style-name="T1">sawubona, dumelang, molo. Misaveni. Humbu ramukhuvhathi. History is 2day's stories, told 2mrw. Im 2 loud 2 die. A ku na ku wisa la misaveni dats y loko u lovile va ku rest in peace. Cold burger. Exodus 14v10-5. 2 chronicles 10v15. Being tso is lyk havin a cult or secret society. Wen ppl find out they tawk bwt it lyk a taboo. Isiaah 31v41. Sellout, committing treason vs tsonga, malawi, 4 no reason. Mi hi xavisile hikuva mi dyiwile. Mo va Vafana Vafana? Ur lyk a failed project, ol u do is project. Im here 2 tell u, u can b lyk a nu project, d 1st tym started. Lift, press a floor n unpress it. If only ideas were for sale. Well, they are! NEWAVE. New Wave! Buy a phone n use Marvin's customers. I'll henceforth neva b broke. Dez ntn lyk free beer. An idea abt ideas. Pep cell. So out of plc lyk NYPD on african soil.</text:span><text:line-break/><text:span text:style-name="T1">Hope my landlord misses 2 harass me coz im gone. S n artist, u must trust dat sb out thr rems u, dat uv made n impresn, evn if they dnt sho it. Wen they hear ur song or read ur buk, ur thr wth em. If ur in a manegerial postn, u must b careful wu u want on ur team. Loko ni gada tahekisi ni ya ntsindza, swi tive ku a ndzi buli/huhwi. D africans were nt blk? Once in ur lyf, b a 4s 2b reckoned wth in d world. D romans, eng, egyptians did it! An ril lokni hluriwa, hik nasw tiva ntak kuma. Happiness is buyin nu shoelaces 4 my old fav boots. Sunx i wori dat u hv it 2 izi n den i rem dats y im here. Wish sum of these txtbks wr teln a stori i wanted 2 hear.</text:span></text:p>
      <text:p text:style-name="P2">I've lost 2 many a girl bcoz they didnt thnk they were smart enuf 4 me.</text:p>
      <text:p text:style-name="P5"/>
      <text:h text:style-name="P10" text:outline-level="3"><text:a xlink:type="simple" xlink:href="http://mkbaloyi5.blogspot.co.za/2010/11/im-african.html"><text:span text:style-name="T5">I'm an African - Ndzi Mu-Afrika</text:span></text:a></text:h>
      <text:p text:style-name="P6"><text:span text:style-name="T1">My version of Thabo Mbeki's I'm an African and HHP's Muchangane! </text:span><text:line-break/><text:soft-page-break/><text:line-break/><text:span text:style-name="T1">In my research I'm finding that my roots go deep into Afrika to levels I can't even reach. I know myself as Tsonga, but my surname is Baloyi. The Tsongas are one with the Thongas, Tongas, Rongas/Rhongas, Tswa/Tshwa, Copi/Chopi, Shangaans/Machangana, etc etc. To refer to a language we use Xi- in SA, Chi- in Zim and Moz, and Shi- in all three. I'm also finding that I was initially a Rozwi/Lozwi (in Zimbabwe the w is replaced with a v). During the Portuguese war in Mozambique in decades past, some of my people fled to Malawi. As a result of my Rozwi origins, I'm also Lobedu as the Kalanga and Karanga are. Maybe that's why N'wa-Mitwa is chief of the South African Valoyi's - it's always been in our culture to allow women to rule like Modjadji did. In Tsonga, Modjadji is Mujaji or Mjaji - a female's name. Any Valoyi/Baloyi will tell you that he is Khalanga! The Lobedu's today are closely aligned with Pedi. My grandmother is Pedi, which means I have Pedi blood too. But the Pedi's are Sotho, so I'm Tswana too! I'll come to present-day Botswana. Shangaan as you know has some Zulu influences, that's why Ngoni-Shangaan. So I'm Nguni too. The Ndebele came out of the Rozvi, they too, are Nguni. Also, writers are not sure who came first, Mutapa, Shona or Rozvi? There's been a lot of cultural exchanges and intermarriages. The Khulamos are not Zulu but are counted as such. We have the Tembes too! Changamire's Rozvi Empire of the 14th to 18th century extended as far as Botswana. It boils down to being Afrikan. Why can't we just be that? Let's stop trying to rule over each other. The mistake was made by colonialists who created the borders to separate us from each other. Shaka must also receive a blow or two with his mfecane. What remains is we are Afrikan! And human! Let's stop this labeling!</text:span><text:line-break/><text:line-break/><text:span text:style-name="T1">Use my mother's surname's praise poem (Mavasa, Mabaso, Chauke, etc.) and my father's Baloyi/Makhandeni/Mathebula/Mathevula/Matevula/Mativula (first born)/Mkansi.</text:span></text:p>
      <text:h text:style-name="P10" text:outline-level="3"><text:a xlink:type="simple" xlink:href="http://mkbaloyi5.blogspot.co.za/2010/11/notes.html"><text:span text:style-name="T5">Notes</text:span></text:a></text:h>
      <text:p text:style-name="P6"><text:span text:style-name="T1">I'm so at ease with my thoughts sometimes I forget what I have is intelligence.</text:span><text:line-break/><text:span text:style-name="T1">She has a thing for me, but she also has a baby.</text:span><text:line-break/><text:span text:style-name="T1">Facebook put an "endline" after status updates. I could see something was up, or down!</text:span><text:line-break/><text:span text:style-name="T1">Good or bad idea, partnering with your partner?</text:span><text:line-break/><text:span text:style-name="T1">You don't have to like my style, I already do.</text:span><text:line-break/><text:span text:style-name="T1">You're not an isolated incident but part of a large web.</text:span><text:line-break/><text:span text:style-name="T1">I'm sitting at home watching my email.</text:span><text:line-break/><text:span text:style-name="T1">Please let's submit literary works (in Xitsonga and English), essays, short stories, poems, articles, memoirs, plays (dialogue), images, etc. for our online journal. Compile articles from newspapers and publish an ebook.</text:span><text:line-break/><text:span text:style-name="T1">has thoughts of consolidating his portfolio. I'll still be "author. developer. entrepreneur. inventor." but I wanna venture into fewer undertakings thereby focusing my efforts. This will be ensured by my flagship company Next Wave. For this I must go to New York!</text:span><text:line-break/><text:span text:style-name="T1">Hey I know you might not want to talk to me but I need you on my team. I'm thinking of taking Next Wave international and that means New York. You're a brainiac Mika (in a good way) and I'd be a fool to leave you out of this - even if it meant more money for me. I'm going to register it in Pretoria 2mrw and after that I'll need shareholders like you, Tshepho, Meshack, Yvonne - the old team. If you're in let's discuss this tomorrow when I come.</text:span></text:p>
      <text:h text:style-name="P10" text:outline-level="3"><text:a xlink:type="simple" xlink:href="http://mkbaloyi5.blogspot.co.za/2010/11/he-talks-too-much.html"><text:span text:style-name="T5">He talks too much</text:span></text:a></text:h>
      <text:p text:style-name="P2">He talks too much and makes a lot of noise.<text:line-break/><text:line-break/>If you were a cake, I'd not want to have it, I'd tear it all off and eat you!<text:line-break/><text:line-break/>Whose agenda is being pushed and whose is being pulled? <text:line-break/><text:line-break/>The Prince<text:line-break/><text:soft-page-break/>By Niccolo Michiavelli<text:line-break/><text:line-break/>48 Laws of Power<text:line-break/><text:line-break/>Shirinda<text:line-break/><text:line-break/>If you're stressing because you're writing on 5 chapters on Friday, she's writing on 5 chapters both on Mon and Tue, and she's not even stressing. <text:line-break/><text:line-break/>Before he talks, he looks at his speech and he talks. When he's about to say something important, something revolutionary, life-changing, he looks at the son, and the son nods. Then he speaks confidently. The crowd is suspicious at first, but ends up agreeing, then applause, standing ovation. The president is relieved, he looks at the son and muters "thank you".<text:line-break/><text:line-break/>She looks at her daughter and the daughter pulls out her hand and with the right thumb, signals "sharp". The mother goes on with confidence. the women get the joke and burst out laughing, commenting as they go along. The mother goes to where the daughter was sitting, right across the kitchen into the dining room. She gives her a high 5. They chat a little. The joke keeps the women preoccupied for minutes and they don't even notice the sayer has left. When she returns, laughter still continues.<text:line-break/><text:line-break/>"Not much to show a weakness in the parents but to show a strength in the offspring."<text:line-break/><text:line-break/>© M.K. Baloyi<text:line-break/>2007/8<text:line-break/>All rights reserved.</text:p>
      <text:p text:style-name="P5"/>
      <text:h text:style-name="P10" text:outline-level="3"><text:a xlink:type="simple" xlink:href="http://mkbaloyi5.blogspot.co.za/2010/11/kobus-van-resberg.html"><text:span text:style-name="T5">Kobus van Resberg</text:span></text:a></text:h>
      <text:p text:style-name="P6"><text:span text:style-name="T1">Captured in Glory</text:span><text:line-break/><text:span text:style-name="T1">Take no Thought</text:span></text:p>
      <text:p text:style-name="P6"><text:span text:style-name="T1">Law of the Lord if you're King</text:span><text:line-break/><text:line-break/><text:line-break/><text:span text:style-name="T1">© M.K. Baloyi</text:span><text:line-break/><text:span text:style-name="T1">02.11.2010</text:span><text:line-break/><text:span text:style-name="T1">All rights reserved.</text:span></text:p>
      <text:h text:style-name="P10" text:outline-level="3"><text:a xlink:type="simple" xlink:href="http://mkbaloyi5.blogspot.co.za/2010/11/some-of-it-is-struggle.html"><text:span text:style-name="T5">Some of it is struggle</text:span></text:a></text:h>
      <text:p text:style-name="P7">Some of it is love. That brought us to this place. As we compete, fighting for our survival, we help each other be strong and careful, aware.</text:p>
      <text:h text:style-name="P13" text:outline-level="3"><text:a xlink:type="simple" xlink:href="http://mkbaloyi5.blogspot.co.za/2010/11/everyday-i-read.html"><text:span text:style-name="T7">Everyday I Read</text:span></text:a></text:h>
      <text:p text:style-name="P7">Everyday I read, life suddenly becomes more clearer.<text:line-break/><text:line-break/>Once somebody stops talking, they know something.</text:p>
      <text:h text:style-name="P13" text:outline-level="3"><text:a xlink:type="simple" xlink:href="http://mkbaloyi5.blogspot.co.za/2010/11/irony-is-chinese.html"><text:span text:style-name="T7">Irony is ... (Chinese)</text:span></text:a></text:h>
      <text:p text:style-name="P2">During apartheid rule, the Chinese had white status, now they are black.</text:p>
      <text:p text:style-name="P5"/>
      <text:p text:style-name="P2">New names: avuxeni, thobela, riperile, inkomu, sawubona, dumelang, molo. Misaveni. Humbu ramukhuvhathi. History is 2day's stories, told 2mrw. Im 2 loud 2 die. A ku na ku wisa la misaveni dats y loko u lovile va ku rest in peace. Cold burger. Exodus 14v10-5. 2 chronicles 10v15. Being tso is lyk havin a cult or secret society. Wen ppl find out they tawk bwt it lyk a taboo. Isiaah 31v41. Sellout, committing treason vs tsonga, malawi, 4 no reason. Mi hi xavisile hikuva mi dyiwile. Mo va Vafana Vafana? Ur lyk a failed project, ol u do is project. Im here 2 tell u, u can b lyk a nu project, d 1st tym started. Lift, press a floor n unpress it. If only ideas were for sale. <text:soft-page-break/>Well, they are! NEWAVE. New Wave! Buy a phone n use Marvin's customers. I'll henceforth neva b broke. Dez ntn lyk free beer. An idea abt ideas.</text:p>
      <text:p text:style-name="P5"/>
      <text:p text:style-name="P2">New names: avuxeni, thobela, riperile, inkomu, sawubona, dumelang, molo. Misaveni. Humbu ramukhuvhathi. History is 2day's stories, told 2mrw. Im 2 loud 2 die. A ku na ku wisa la misaveni dats y loko u lovile va ku rest in peace. Cold burger. Exodus 14v10-5. 2 chronicles 10v15. Being tso is lyk havin a cult or secret society. Wen ppl find out they tawk bwt it lyk a taboo. Isiaah 31v41. Sellout, committing treason vs tsonga, malawi, 4 no reason. Mi hi xavisile hikuva mi dyiwile. Mo va Vafana Vafana? Ur lyk a failed project, ol u do is project. Im here 2 tell u, u can b lyk a nu project, d 1st tym started. Lift, press a floor n unpress it. If only ideas were for sale. Well, they are! NEWAVE. New Wave! Buy a phone n use Marvin's customers. I'll henceforth neva b broke. Dez ntn lyk free beer. An idea abt ideas.</text:p>
      <text:p text:style-name="P5"/>
      <text:h text:style-name="P13" text:outline-level="3"><text:a xlink:type="simple" xlink:href="http://mkbaloyi5.blogspot.co.za/2010/10/untitled.html"><text:span text:style-name="T7">Untitled</text:span></text:a></text:h>
      <text:p text:style-name="P7">Do tell if it's the smell of your rose <text:line-break/>or the sound of my prose<text:line-break/>that's why you arose.<text:line-break/><text:line-break/>This toast <text:line-break/>you've made, is by far the most <text:line-break/>beautifully roast.<text:line-break/><text:line-break/>And that time when I lost<text:line-break/>you, it cost <text:line-break/>me more pride than I'd boast.<text:line-break/><text:line-break/>I shan't be cross <text:line-break/>with you, even if you are gross <text:line-break/>when I my teeth floss.<text:line-break/><text:line-break/>You arouse <text:line-break/>my feelings, with your revealing blouse <text:line-break/>so I can't reason to grouse.<text:line-break/><text:line-break/>© M.K. Baloyi<text:line-break/>2005<text:line-break/>All rights reserved.</text:p>
      <text:h text:style-name="P13" text:outline-level="3"><text:a xlink:type="simple" xlink:href="http://mkbaloyi5.blogspot.co.za/2010/10/speak-to-me-in-my-own-language.html"><text:span text:style-name="T7">Speak to me in my own language</text:span></text:a></text:h>
      <text:p text:style-name="P2">Speak to me in my own language. Address me by my African name.</text:p>
      <text:p text:style-name="P5"/>
      <text:h text:style-name="P13" text:outline-level="3"><text:a xlink:type="simple" xlink:href="http://mkbaloyi5.blogspot.co.za/2010/10/fun-living_22.html"><text:span text:style-name="T7">Fun Living</text:span></text:a></text:h>
      <text:p text:style-name="P2">Lyk ive committed treason. Chalaza, therefore. Mukwevho, similarly. Sarila, concubine. He mjita. Tribute 2 ol my teachers. Khatisa, humula, hlawulekani, mganeni, mahlepfunye. 4 donations, go perform at d shops u featured. Ad urself n d shops. Going 2d ppl. Epc, y did u stop educating? I lyk it wen dey say, 4 dat u need 2 talk 2d big boss. Joe 162 fox, oris eloff str, 2 plein str close 2 big boss. Unreasonable lyk a taxi wth n alarm. They gv u d best ans they got so vendors r lyk me, nt tryin 2b msleading. Hit by a car/bus. U say i luk lyk iv bn hit by a car. Yes iv bn hit by a car tryin 2 buy 1. Unlyk u, uv neva aspired 2 drivin 1. Iv bn hit by a bus tryin 2 get on . Unlyk u, sum of us hav sumwhr 2 get 2. Fun living. She lux at a guy old enuf 2b hr brotha n she lyx d wax he's drsd, d way his hair is cut. She smiles at him wth a genuine smile dat brightens hr i's. She tx, if he was nt old enuf 2b my brotha, id marry him. Her frndz cnt help bt luf. She really lyx him. She offers him a hug n b4 she's ready 2 let go, hr frnds pull hr by d uni4m. If only thr wer boyz lyk him hr age. As she staggers bk, she shouts 083...d rest of d num is lost in d distance. Coloured: du knw wat a xifevi is? Henry Potter. Tickle game. Tickler. Game 4 men n women. U in d club freezin 2 death coz u wana show ur cleavage n ur legs. D thng abt laundry is dat it forces u 2 do <text:soft-page-break/>it. Wat happened 2 gym? I dumped him. Im lyk a home affairs employee, i dnt lyk 2b rushed. Wana get knocked by n xpensive car, coz he cn afford me.</text:p>
      <text:p text:style-name="P5"/>
      <text:p text:style-name="P7"/>
      <text:h text:style-name="P13" text:outline-level="3"><text:a xlink:type="simple" xlink:href="http://mkbaloyi5.blogspot.co.za/2010/10/fun-living.html"><text:span text:style-name="T7">Fun Living</text:span></text:a></text:h>
      <text:p text:style-name="P2">Lyk ive committed treason. Chalaza, therefore. Mukwevho, similarly. Sarila, concubine. He mjita. Tribute 2 ol my teachers. Khatisa, humula, hlawulekani, mganeni, mahlepfunye. 4 donations, go perform at d shops u featured. Ad urself n d shops. Going 2d ppl. Epc, y did u stop educating? I lyk it wen dey say, 4 dat u need 2 talk 2d big boss. Joe 162 fox, oris eloff str, 2 plein str close 2 big boss. Unreasonable lyk a taxi wth n alarm. They gv u d best ans they got so vendors r lyk me, nt tryin 2b msleading. Hit by a car/bus. U say i luk lyk iv bn hit by a car. Yes iv bn hit by a car tryin 2 buy 1. Unlyk u, uv neva aspired 2 drivin 1. Iv bn hit by a bus tryin 2 get on . Unlyk u, sum of us hav sumwhr 2 get 2. Fun living. She lux at a guy old enuf 2b hr brotha n she lyx d wax he's drsd, d way his hair is cut. She smiles at him wth a genuine smile dat brightens hr i's. She tx, if he was nt old enuf 2b my brotha, id marry him. Her frndz cnt help bt luf. She really lyx him. She offers him a hug n b4 she's ready 2 let go, hr frnds pull hr by d uni4m. If only thr wer boyz lyk him hr age. As she staggers bk, she shouts 083...d rest of d num is lost in d distance. Coloured: du knw wat a xifevi is? Henry Potter. Tickle game. Tickler. Game 4 men n women. U in d club freezin 2 death coz u wana show ur cleavage n ur legs. D thng abt laundry is dat it forces u 2 do it. Wat happened 2 gym? I dumped him. Im lyk a home affairs employee, i dnt lyk 2b rushed. Wana get knocked by n xpensive car, coz he cn afford me.</text:p>
      <text:p text:style-name="P5"/>
      <text:h text:style-name="P13" text:outline-level="3"><text:a xlink:type="simple" xlink:href="http://mkbaloyi5.blogspot.co.za/2010/10/across-river-ku-ta-va-na-rifa.html"><text:span text:style-name="T7">Across the River, ku ta va na Rifa</text:span></text:a></text:h>
      <text:p text:style-name="P2">Fax letter 0158510481 virna call on friday. D world is on her case wen miley cyrus can't pole dance. Tintiho - fingers: xintihwani - pinky, khudzu - thumb. Swiharhi, swifuwo, swimila, minsiya. Cheese lover, milk drinker. I run d game lyk im walkin ma dog, eazy peezy. I ran it so much, it started 2 run. U suck! I had 2 force myself 2 listen 2 ur album. Yeah, it was dat bad. U nt bad, dats y album yik bederile. I can love you in so many ways but I can never feel like I've loved you enough. I don't trust my judgment of you; I'm bound to be biased towards you. I love you so much I can't leave you alone. When I go to the loo I come out before I finish so I can be with you.// You might not understand why I have to be like this, I also don't get it. But Lord knows why you're the apple of my eye and why I'd sell my soul just to be with you.// I'm not afraid to be misunderstood...coz I know how to explain. If you don't know what I mean when I say I love you, it's ok. Just ask me again and I'll tell you the same, in a different way. She washed hr hands on us, bt i stl want to hold hr in my arms. In me d dark continent got a new son. Fighting tastes. In my mouth. Chocol8 n caramel. Blk gal n yt gal. Xitsonga n eng. Limpopo n gauteng. Malamulele n municipality. I sent a letter 2d municipality, it neva came bk. Bt dis is hw it went: we, d residents of malamulele, r tired of broken promises! In dis land of hosi malamulele mavambe, dez no woza friday malamulele, hoza hi ku monday (mawewe). They must go bk across d riva</text:p>
      <text:p text:style-name="P5"/>
      <text:h text:style-name="P13" text:outline-level="3"><text:a xlink:type="simple" xlink:href="http://mkbaloyi5.blogspot.co.za/2010/10/generation-of-black_22.html"><text:span text:style-name="T7">Generation of Black</text:span></text:a></text:h>
      <text:p text:style-name="P2">Thnk i must jst bask in my former glory. My recent works need thought and articulation. 2c how gr8 u r, ul c by d num of ppl dat want to compete wth u. Beating d greats makes most ppl fl gud abt themselves. I do not respond 2 battles, i shut em down. B4 ku va na rifa. Ntsan'wisi u hi tsan'wile, sello a nga lavi no twa hi swirilo swa hina, a ku malamulele municipality i xirho muni ka huku? Loko a ndzi lo leha ku fana na Thuku, kumbe Yehova a ta ndzi twa loko ndzi ku xi biku! Tibuku ha hlaya, kambe a ti hi nyiki ntshuxeko. Boobie trap, trap 4 boobies. Got my hdd bk, fls lyk i got my mojo bk. Dis generatn of blk duz nt take orders 4rm yts.</text:p>
      <text:p text:style-name="P5"/>
      <text:h text:style-name="P13" text:outline-level="3"><text:a xlink:type="simple" xlink:href="http://mkbaloyi5.blogspot.co.za/2010/10/20-oct-2010-1-biccard.html"><text:span text:style-name="T7">20 Oct 2010 1 Biccard</text:span></text:a></text:h>
      <text:p text:style-name="P2">Tonight's performance was way better! I'm more confident now. Pity we did not have adequate lighting so I can't show the videos. Will have to convert them to audio. And oh, I'm still trying to figure out what to call these guys!</text:p>
      <text:p text:style-name="P5"/>
      <text:h text:style-name="P13" text:outline-level="3"><text:a xlink:type="simple" xlink:href="http://mkbaloyi5.blogspot.co.za/2010/10/mix-book.html"><text:span text:style-name="T7">Mix Book</text:span></text:a></text:h>
      <text:p text:style-name="P2">Release book like you were releasing a mix tape.</text:p>
      <text:p text:style-name="P5"/>
      <text:h text:style-name="P13" text:outline-level="3"><text:soft-page-break/><text:a xlink:type="simple" xlink:href="http://mkbaloyi5.blogspot.co.za/2010/10/like-ive-committed.html"><text:span text:style-name="T7">Like I've Committed...</text:span></text:a></text:h>
      <text:p text:style-name="P2">Lyk ive committed treason. Chalaza, therefore. Mukwevho, similarly. Sarila, concubine. He mjita. Tribute 2 ol my teachers. Khatisa, humula, hlawulekani, mganeni, mahlepfunye. 4 donations, go perform at d shops u featured. Ad urself n d shops. Going 2d ppl. Epc, y did u stop educating? I lyk it wen dey say, 4 dat u need 2 talk 2d big boss. Joe 162 fox, oris eloff str, 2 plein str close 2 big boss. Unreasonable lyk a taxi wth n alarm. They gv u d best ans they got so vendors r lyk me, nt tryin 2b msleading. Hit by a car/bus. U say i luk lyk iv bn hit by a car. Yes iv bn hit by a car tryin 2 buy 1. Unlyk u, uv neva aspired 2 drivin 1. Iv bn hit by a bus tryin 2 get on . Unlyk u, sum of us hav sumwhr 2 get 2. Fun living. She lux at a guy old enuf 2b hr brotha n she lyx d wax he's drsd, d way his hair is cut. She smiles at him wth a genuine smile dat brightens hr i's. She tx, if he was nt old enuf 2b my brotha, id marry him. Her frndz cnt help bt luf. She really lyx him. She offers him a hug n b4 she's ready 2 let go, hr frnds pull hr by d uni4m. If only thr wer boyz lyk him hr age. As she staggers bk, she shouts 083...d rest of d num is lost in d distance. Coloured: du knw wat a xifevi is? Henry Potter. Tickle game. Tickler. Game 4 men n women. U in d club freezin 2 death coz u wana show ur cleavage n ur legs. D thng abt laundry is dat it forces u 2 do it. Wat happened 2 gym? I dumped him. Im lyk a home affairs employee, i dnt lyk 2b rushed. Wana get knocked by n xpensive car, coz he cn afford me.</text:p>
      <text:p text:style-name="P5"/>
      <text:h text:style-name="P13" text:outline-level="3"><text:a xlink:type="simple" xlink:href="http://mkbaloyi5.blogspot.co.za/2010/10/i-cut-my-finger_11.html"><text:span text:style-name="T7">I cut my finger</text:span></text:a></text:h>
      <text:p text:style-name="P2">I cut my finger 2 get n insurance payout, declared invalid. Mudende, lukin afta d blk kids. They knw poverty, it knws em by name. Hoyohoyo hulumende, hoyohoyo mudende. Ur alway there/u ta u khome phusumende, everytym we shout nyandhayeye! Lyk d fatha who's d sole bread winner, u win ova our hearts. We should out nyndhayeye, tears rolling down our chicks s we cry, u dnt w8 till they dry, u cum thru in a gif. Lyk d grandmotha, lukin afta hr daugher's kids, coz d daddy ddnt thnk he was man enuf. Their mothers r away lukin ì butter, theyl col u motha til they get bk 4rm d gutter. Analyis paralysis. Wen u dnt knw wat 2 do coz ur coz ur thnkn 2 much. Only yt ppl r allowed 2 swear. Wen a blk guy in a rap video says fuk its wrong, bt yt ppl say it ol d tym. Dis is fuckn gr8. Frkn awesum! Oxymoron. They ol morons. Cums wth a given. Best call d fashion cops. You make me feel so overprotected. Outdoors, i pull ur pants up. Indoors, i pull em down. N ur garage is ajar. My poems r hot, so they sell fast. Being wth u make me fl lyk boti King(i). So 4mal lyk n eng porn site, recouple instead of fuck. Surveilence cameras dat rec only wen dez a movement. Legally blonde + boston legal = legally boston/blonde legal. White galz n short/skimpy skirts, wen they spk d tongue twirls, they dnt say hare they say hair, on it r soft curls, wen i ask whr u 4rm, they say krematart.</text:p>
      <text:p text:style-name="P5"/>
      <text:h text:style-name="P13" text:outline-level="3"><text:a xlink:type="simple" xlink:href="http://mkbaloyi5.blogspot.co.za/2010/10/take-stairs_11.html"><text:span text:style-name="T7">Take the Stairs</text:span></text:a></text:h>
      <text:p text:style-name="P2">Whr u studying stellenbosch, whrs home rondebosch. N insteach of bossw i find myself sayin bosch. These r yt galz dat got booty, dat spk african lyk they spk afrikaans. They got s they got breasts sum o em got fat lips on top of dat theyl b dancin on d tables. These r corpor8 yt galz dat got their own, n afta a long day, manhattan here they cum. Yt galz r sexy galz, dnt knw a blk brotha wu wouldnt tap dat, if nt 4 d pleasure it bringz/ 4 a coloured lytie, jst 2 say fuck u 2 apartheid. They so good wen they flirt. Skin so golden lyk their worth, they should b gettin wat they deserve. They ma main course n desert. Blk galz i lyk em 2, bt dis is nt their poem. Indian galz r so best, theyl b wanting 2 convert ma s, bt dis is nt their poem eitha. Coloured galz oh man, wish i had anotha page 4 em 2. This is abt yt galz, daughters of my bosses, cum here gal gimme kisses, dnt tell yo mama i hit it, im out til 2mrw. They say take d stairs 2 kp fit bt i always sprint 2 catch my lift. Check d stats.</text:p>
      <text:p text:style-name="P5"/>
      <text:h text:style-name="P13" text:outline-level="3"><text:a xlink:type="simple" xlink:href="http://mkbaloyi5.blogspot.co.za/2010/10/how-can-i-be-with-you.html"><text:span text:style-name="T7">How can i be with you</text:span></text:a></text:h>
      <text:p text:style-name="P2">how can i be with you and still miss you? ur here by my side bt i long to touch u.</text:p>
      <text:p text:style-name="P5"/>
      <text:h text:style-name="P13" text:outline-level="3"><text:a xlink:type="simple" xlink:href="http://mkbaloyi5.blogspot.co.za/2010/10/you-cannot-deny-who-you-are.html"><text:span text:style-name="T7">You cannot deny who you are</text:span></text:a></text:h>
      <text:p text:style-name="P2">"You cannot deny who you are because you are something or somebody else.."_Makhandeni, the only writer who quotes himself.</text:p>
      <text:p text:style-name="P5"/>
      <text:h text:style-name="P13" text:outline-level="3"><text:a xlink:type="simple" xlink:href="http://mkbaloyi5.blogspot.co.za/2010/10/comment-never-posted.html"><text:span text:style-name="T7">comment never posted</text:span></text:a></text:h>
      <text:p text:style-name="P7">As if the blacks were not stereotyped enough, I have another pile of stigmas dumped on me <text:soft-page-break/>because I'm Tsonga. <text:line-break/><text:line-break/>Yes, I do (try to understand and reconcile our differences?). That's why I made the move to write not only what affects me internally, but also what I see everyday in the outside world. Initially I wrote for myself and needed no votes, but this is the age of globalization I couldn't hide. <text:line-break/><text:line-break/>Since my skin is not too dark (NOT A MERIT) and I can speak a word or two of Zulu or Tswana, I get off easier. But what about my Tsonga cousins and friends who are darker and not multilingual? Some black people get fancy jobs and live in white suburbs (what we call black diamonds) and forget all about where they came from. My conscious wouldn't let me even if I tried. So I'm here, continuing the struggle like it never stopped.</text:p>
      <text:h text:style-name="P13" text:outline-level="3"><text:a xlink:type="simple" xlink:href="http://mkbaloyi5.blogspot.co.za/2010/10/strategy.html"><text:span text:style-name="T7">Strategy</text:span></text:a></text:h>
      <text:p text:style-name="P7">It's a trick, but also the truth. What is it?<text:line-break/><text:line-break/>Strategy. Something that you can use, not known by everyone, to get what you want.</text:p>
      <text:h text:style-name="P13" text:outline-level="3"><text:a xlink:type="simple" xlink:href="http://mkbaloyi5.blogspot.co.za/2010/10/like-on-facebook.html"><text:span text:style-name="T7">Like on Facebook</text:span></text:a></text:h>
      <text:p text:style-name="P2">When people like stuff on Facebook, it usually means they don't wanna talk about it.</text:p>
      <text:p text:style-name="P5"/>
      <text:p text:style-name="P2">Mention sponsor names at d bk, wth logos n contacts.</text:p>
      <text:p text:style-name="P5"/>
      <text:h text:style-name="P13" text:outline-level="3"><text:a xlink:type="simple" xlink:href="http://mkbaloyi5.blogspot.co.za/2010/10/community-page.html"><text:span text:style-name="T7">Community Page</text:span></text:a></text:h>
      <text:p text:style-name="P7">I'm so famous<text:line-break/><text:line-break/>I start a Facebook Page <text:line-break/><text:line-break/>Get so many fans <text:line-break/><text:line-break/>And Facebook mistakes it for a community page <text:line-break/><text:line-break/>Maybe<text:line-break/><text:line-break/>Your moms is there and you paps is there<text:line-break/><text:line-break/>Your grans unliked coz of too much vulgar <text:line-break/><text:line-break/>That's how communities are</text:p>
      <text:h text:style-name="P13" text:outline-level="3"><text:a xlink:type="simple" xlink:href="http://mkbaloyi5.blogspot.co.za/2010/10/do-not-let-ur-confidence.html"><text:span text:style-name="T7">Do not let ur confidence</text:span></text:a></text:h>
      <text:p text:style-name="P2">Do not let ur confidence b determined by wats happening now, cling 2 wat u knw abt urself n ur drms 4d future.</text:p>
      <text:p text:style-name="P5"/>
      <text:p text:style-name="P7"/>
      <text:h text:style-name="P13" text:outline-level="3"><text:a xlink:type="simple" xlink:href="http://mkbaloyi5.blogspot.co.za/2010/10/xidyondzi-xa-ndhuma.html"><text:span text:style-name="T7">Xidyondzi xa Ndhuma</text:span></text:a></text:h>
      <text:p text:style-name="P7">A ku ri na xijahetana xin'wana hala ka Malamulele, emugangeni wa le Gandlanani. Vito a xi thyiwile ra Zava Zavetha (ZZ2) Makambeni. A xi tswariwile hi wanwhana Mphephu Makambeni na khale ka Khisimusi Makambeni (Khisimusi Bokisi). <text:line-break/><text:line-break/>Xi kurisiwile ku fana na van'wana vafana. Ku sukela musumbunuku ku fikela ravuntlhanu ku yiwa xikolweni, mugqivela i bolo ya swipalana, nsoto i xikolo xa sonto no ayina yunifomo. A xi <text:soft-page-break/>yingisela xifanyetana lexi. Vatswari va xona a va xi rhandzela ku hlonipha. Xona a xi hlonipha laha kaya na lomu handle. <text:line-break/><text:line-break/>A-Limpopo ri baku thavathava dyambu, a nhlonge ya xona a yi titimerile leswo saseka. Xihlangi xa vanhu a xi nga tivi nchumu kambe swi nwhanyetana a swi nga tshiki ku ringeta. <text:line-break/><text:line-break/>Xo sungula a va ku i Xibokotani. Xibokotana a ku ri n'wana wa le xinkweni. <text:line-break/><text:line-break/>Xa vumbirhi a va ku i Madleke. Lexi a xi ri ntukulu wa hosi.</text:p>
      <text:h text:style-name="P13" text:outline-level="3"><text:a xlink:type="simple" xlink:href="http://mkbaloyi5.blogspot.co.za/2010/10/theres-no-tsonga-in-soweto.html"><text:span text:style-name="T7">There's no Tsonga in Soweto</text:span></text:a></text:h>
      <text:p text:style-name="P7">Soweto is big <text:line-break/>Initially meant for all africans<text:line-break/>but which part of soweto has a tsonga name?<text:line-break/>and not far from kagiso the vendas got their second township "ferhuleng"<text:line-break/>after chiawelo - there's too many tsonga people living there why not xawela?<text:line-break/>hell, all of gauteng has one tsonga name: ekurhuleni<text:line-break/>come on ANC!</text:p>
      <text:h text:style-name="P13" text:outline-level="3"><text:a xlink:type="simple" xlink:href="http://mkbaloyi5.blogspot.co.za/2010/10/no-skill.html"><text:span text:style-name="T7">No Skill</text:span></text:a></text:h>
      <text:p text:style-name="P7">These days, you don't need to know how to sing to get a record deal<text:line-break/>How to rap to go platinum<text:line-break/>How to write to be a bestselling author<text:line-break/>All you need to know is a few influential people and you're in<text:line-break/><text:line-break/>They leave great rappers, good singers and writers protecting the art<text:line-break/>while they make the money<text:line-break/><text:line-break/>these days, if you're from malamulele you have to work triple hard<text:line-break/>we've been oppressed by an oppression that apartheid himself couldn't imagine<text:line-break/>oppressed by those we call our own people<text:line-break/>we retreat to a corner and form our own group<text:line-break/>we can beat them so we won't join them<text:line-break/><text:line-break/>they only care about their own people and their own languages<text:line-break/>xitsonga na matsonga have to change who they are to fit in<text:line-break/>i know there won't be a tsonga president while i'm alive<text:line-break/>not that we're not capable, we are<text:line-break/>mbhazima shilowa, sankie mthembi mahanyele, tito mboweni are all good in their own rights<text:line-break/>but we know how things work in this country<text:line-break/>first it's the zulus and the xhosas, the tswanas, the pedis and the sothos,<text:line-break/>and when it was supposed to be us: it's the afrikaans<text:line-break/>then after a looooong while, the vendas and the tsongas will battle it <text:line-break/><text:line-break/>you don't need no skill to run the sabc<text:line-break/>so why don't we form our own tv company<text:line-break/>oh, i forgot, we're broke<text:line-break/>we got jobs that exploit us<text:line-break/>they work us so hard but others are just entitled<text:line-break/>they take in one tsonga person to feed the whole nation<text:line-break/>no wonder amu and hhp don't rap in tsonga<text:line-break/>jabulani tsambo is now tswana<text:line-break/><text:soft-page-break/>amukelani tshawane is not zulu<text:line-break/>"ngi celu rape"<text:line-break/><text:line-break/>you don't need no skill<text:line-break/>to make a kill</text:p>
      <text:p text:style-name="P7"/>
      <text:h text:style-name="P13" text:outline-level="3"><text:a xlink:type="simple" xlink:href="http://mkbaloyi5.blogspot.co.za/2010/10/our-own-white-people.html"><text:span text:style-name="T7">Our own white people</text:span></text:a></text:h>
      <text:p text:style-name="P7">We must get our own white people<text:line-break/>Not the ones in Krematart<text:line-break/>Coz they are not good for tart</text:p>
      <text:p text:style-name="P7"/>
      <text:h text:style-name="P13" text:outline-level="3"><text:a xlink:type="simple" xlink:href="http://mkbaloyi5.blogspot.co.za/2010/10/handsome-shangaans.html"><text:span text:style-name="T7">Handsome Shangaans</text:span></text:a></text:h>
      <text:p text:style-name="P2">She says I don't look Shangaan and that's supposed to mean I'm handsome</text:p>
      <text:p text:style-name="P5"/>
      <text:h text:style-name="P13" text:outline-level="3"><text:a xlink:type="simple" xlink:href="http://mkbaloyi5.blogspot.co.za/2010/10/im-not-teaching-you-zulu.html"><text:span text:style-name="T7">I'm not teaching you Zulu</text:span></text:a></text:h>
      <text:p text:style-name="P7">I'm not teaching you Zulu<text:line-break/>The Zulus won't approve<text:line-break/>I'm rather teach you my language<text:line-break/>Zulu is only one of the official languages of SA</text:p>
      <text:p text:style-name="P7"/>
      <text:h text:style-name="P13" text:outline-level="3"><text:a xlink:type="simple" xlink:href="http://mkbaloyi5.blogspot.co.za/2010/10/journo.html"><text:span text:style-name="T7">Journo</text:span></text:a></text:h>
      <text:p text:style-name="P7">My mum says I shoulda been a journo since I was a junior, 16 years old<text:line-break/>Coz I like to write<text:line-break/>Well, she is right<text:line-break/>I like to program (minds)</text:p>
      <text:h text:style-name="P13" text:outline-level="3"><text:a xlink:type="simple" xlink:href="http://mkbaloyi5.blogspot.co.za/2010/10/jub-jub-killed-4-kids.html"><text:span text:style-name="T7">Jub Jub Killed 4 Kids</text:span></text:a></text:h>
      <text:h text:style-name="P13" text:outline-level="3"><text:a xlink:type="simple" xlink:href="http://mkbaloyi5.blogspot.co.za/2010/10/20-sisters-20-brothers.html"><text:span text:style-name="T7">20 Sisters, 20 Brothers</text:span></text:a></text:h>
      <text:p text:style-name="P7">I have 20 sisters and 20 brothers<text:line-break/>but my mum has 2 children<text:line-break/>Guess how many children my father has?<text:line-break/>It is not 40<text:line-break/><text:line-break/>At least I have a bigger family</text:p>
      <text:h text:style-name="P13" text:outline-level="3"><text:a xlink:type="simple" xlink:href="http://mkbaloyi5.blogspot.co.za/2010/10/going-overseas-for-ear-to-listen.html"><text:span text:style-name="T7">Going overseas for an ear to listen</text:span></text:a></text:h>
      <text:p text:style-name="P7">Going overseas to ask for an ear to listen<text:line-break/>Coz here at home everybody is def</text:p>
      <text:p text:style-name="P7"/>
      <text:h text:style-name="P13" text:outline-level="3"><text:a xlink:type="simple" xlink:href="http://mkbaloyi5.blogspot.co.za/2010/10/dual-citizenship.html"><text:span text:style-name="T7">Dual Citizenship</text:span></text:a></text:h>
      <text:p text:style-name="P7">I wanna go back to Moz (Muzambikwa) <text:line-break/>It's only right in a country with double standards</text:p>
      <text:h text:style-name="P13" text:outline-level="3"><text:soft-page-break/><text:a xlink:type="simple" xlink:href="http://mkbaloyi5.blogspot.co.za/2010/10/mavoko-henhla.html"><text:span text:style-name="T7">Mavoko Henhla</text:span></text:a></text:h>
      <text:p text:style-name="P7">I'm raising an army to fight for our identity<text:line-break/>I'm raising my right arm to say pls no harm<text:line-break/>I'm raising my eyebrows like I'm doing Pharm<text:line-break/>I'm raising my stakes like I'm at the horses<text:line-break/>I'm raising my corn like at a farm<text:line-break/>preparing for my charm</text:p>
      <text:p text:style-name="P7"/>
      <text:h text:style-name="P13" text:outline-level="3"><text:a xlink:type="simple" xlink:href="http://mkbaloyi5.blogspot.co.za/2010/10/do-you-speak-foreign.html"><text:span text:style-name="T7">Do you Speak Foreign?</text:span></text:a></text:h>
      <text:p text:style-name="P7">Learning German. Wits, UCT, Tuks, Rhodes teaching foreign languages and forgetting that Tsonga lives</text:p>
      <text:h text:style-name="P13" text:outline-level="3"><text:a xlink:type="simple" xlink:href="http://mkbaloyi5.blogspot.co.za/2010/10/tribal-wars.html"><text:span text:style-name="T7">Tribal Wars</text:span></text:a></text:h>
      <text:p text:style-name="P7">The Zulus fighting the Xhosas<text:line-break/>The Vendas and the Tsongas<text:line-break/>This is World War 0<text:line-break/>Not declared<text:line-break/>but still there</text:p>
      <text:h text:style-name="P13" text:outline-level="3"><text:a xlink:type="simple" xlink:href="http://mkbaloyi5.blogspot.co.za/2010/10/trend.html"><text:span text:style-name="T7">Trend, The</text:span></text:a></text:h>
      <text:p text:style-name="P7">Many a time I come across a black girl<text:line-break/>And I'm white<text:line-break/>They pretend not to see me<text:line-break/>And look aside<text:line-break/><text:line-break/>Many a time I bump bump into a white girl<text:line-break/>And I'm black<text:line-break/>They bring their lips together<text:line-break/>And smile with their teeth hidden<text:line-break/><text:line-break/>I mean, why be so cold to somebody<text:line-break/>Who's never done you wrong?<text:line-break/>And why in the world should you pretend<text:line-break/>To like me if you don't?<text:line-break/><text:line-break/>So what's the verdict,<text:line-break/>Pretend to smile or look aside?<text:line-break/>Fake it or ignore me?</text:p>
      <text:p text:style-name="P7"/>
      <text:h text:style-name="P13" text:outline-level="3"><text:a xlink:type="simple" xlink:href="http://mkbaloyi5.blogspot.co.za/2010/10/new-soweto.html"><text:span text:style-name="T7">The New Soweto</text:span></text:a></text:h>
      <text:p text:style-name="P2">How would you like it if all of Malamulele were to be redesigned as a traditional Tsonga village, with the exception of the CBD which would be a CITY and a few places of doing business? Let us keep it local because I assure you, the guy who came up with globilization had something to gain from it. Although we can see the positives, this concept does not really cater for us. Forget political correctness, let us keep it locally global. Then we'd be a 'global village'. Of course I'm saying this coz I have something to gain too! I need a place for a playing ground of my business ideas, a place whose people will be custodians of the Tsonga language and culture, a place where my siblings and friends and their friends can practice their trade without hinder, a place <text:soft-page-break/>we can all call home when they evict us from flats in the cities or they retrench us from our fancy jobs because of old age, a place to make my New Soweto where a black child is a King Soweto or a Queen Mujaji, a place to whose development I can gladly contribute without posing the question 'who's to gain?' because I know i vatukulu va Gwambe na Dzavana.</text:p>
      <text:p text:style-name="P5"/>
      <text:h text:style-name="P13" text:outline-level="3"><text:a xlink:type="simple" xlink:href="http://mkbaloyi5.blogspot.co.za/2010/10/one.html"><text:span text:style-name="T7">One</text:span></text:a></text:h>
      <text:p text:style-name="P7">1 is the biggest num i knw<text:line-break/>add a couple off zero's n ul c<text:line-break/>zero duz nthn on its own<text:line-break/>without 1 u cnt hav 2, n wthout 2 n 1 u cnt hav 3<text:line-break/>dats y d computer represents in4 s 1 or 0<text:line-break/>its eitha a yes or a no<text:line-break/>a true or a false<text:line-break/>yes, u cn hav ur own munic or no u cannot<text:line-break/>true ur unda siege or false ur nt<text:line-break/>va ka malamulele need dat num 1<text:line-break/>true<text:line-break/>let us cum 2geda s 1 lyk 1goal<text:line-break/>2geda we cn win<text:line-break/>we hav 1 goal<text:line-break/>2 get our munic bk<text:line-break/>1, n'we, vun'we, khomanani, tinyungubyiseni, oneness, unity<text:line-break/>4 eg, bcoz of 1 less councillor in nhlokoyandlopfu<text:line-break/>we lost our own municipality</text:p>
      <text:p text:style-name="P7"/>
      <text:h text:style-name="P13" text:outline-level="3"><text:a xlink:type="simple" xlink:href="http://mkbaloyi5.blogspot.co.za/2010/09/ate.html"><text:span text:style-name="T7">-ate</text:span></text:a></text:h>
      <text:p text:style-name="P7">i do not in my poetry wana talk abt d mundated<text:line-break/>coz if its mundated its dated<text:line-break/>n dat means it can b outdated<text:line-break/>n u ol knw whr im goin wth dis: dilapidated<text:line-break/>its all so mundane<text:line-break/><text:line-break/>©Bantsi Makhandeni/2010</text:p>
      <text:p text:style-name="P7"/>
      <text:h text:style-name="P13" text:outline-level="3"><text:a xlink:type="simple" xlink:href="http://mkbaloyi5.blogspot.co.za/2010/09/hate-speech.html"><text:span text:style-name="T7">Hate Speech</text:span></text:a></text:h>
      <text:p text:style-name="P7">You know nothing about hate speech<text:line-break/>"I hate all Venda people!"<text:line-break/>That's hate speech<text:line-break/>"Malamulele needs it's own municipality"<text:line-break/>I love speech</text:p>
      <text:h text:style-name="P13" text:outline-level="3"><text:a xlink:type="simple" xlink:href="http://mkbaloyi5.blogspot.co.za/2010/09/debating-your-life.html"><text:span text:style-name="T7">Debating your life</text:span></text:a></text:h>
      <text:p text:style-name="P7">Debating your life<text:line-break/>Backing why you should live or die<text:line-break/>If your livelihood is no more<text:line-break/>You're as good as dead<text:line-break/><text:line-break/>Take a pic of T/Ndou and Malamulele and ask, which is Thulamela Municipality?</text:p>
      <text:h text:style-name="P13" text:outline-level="3"><text:soft-page-break/><text:a xlink:type="simple" xlink:href="http://mkbaloyi5.blogspot.co.za/2010/09/she-touched-me-edit.html"><text:span text:style-name="T7">She touched me (edit)</text:span></text:a></text:h>
      <text:h text:style-name="P13" text:outline-level="3"><text:a xlink:type="simple" xlink:href="http://mkbaloyi5.blogspot.co.za/2010/09/my-fetish.html"><text:span text:style-name="T7">My Fetish</text:span></text:a></text:h>
      <text:p text:style-name="P2">I like white girls</text:p>
      <text:p text:style-name="P5"/>
      <text:h text:style-name="P13" text:outline-level="3"><text:a xlink:type="simple" xlink:href="http://mkbaloyi5.blogspot.co.za/2010/09/i-will-take-help.html"><text:span text:style-name="T7">I will take help</text:span></text:a></text:h>
      <text:p text:style-name="P7">Give me a hand<text:line-break/>And I will take it<text:line-break/>Give me hate it<text:line-break/>And I'll revoke it<text:line-break/>Give me love<text:line-break/>And I'll send it back<text:line-break/>Twofold<text:line-break/>Give me nothing<text:line-break/>And I won't trouble you</text:p>
      <text:h text:style-name="P13" text:outline-level="3"><text:a xlink:type="simple" xlink:href="http://mkbaloyi5.blogspot.co.za/2010/09/swi-kahle-leswi.html"><text:span text:style-name="T7">A swi kahle leswi</text:span></text:a></text:h>
      <text:p text:style-name="P7">A swi kahle leswi<text:line-break/>Ku hluphekisa n'wana wa wun'wani wansati<text:line-break/>I vuntswaka ntsena<text:line-break/>Ma hi pfuka ani?<text:line-break/>U ta pfuka Malamulele<text:line-break/>A pfuka masirheni ya ka Danger <text:line-break/>Mi lo n'wi vitana<text:line-break/>A ti tlelele kahle a tiwisela<text:line-break/>A nga lwi na munhu<text:line-break/>Kambe n'wina mi tlharihe ngopfu<text:line-break/>Ndza mi byela bya n'wina a hi bya N'wa-Mpfundla</text:p>
      <text:h text:style-name="P13" text:outline-level="3"><text:a xlink:type="simple" xlink:href="http://mkbaloyi5.blogspot.co.za/2010/09/born-to-survive.html"><text:span text:style-name="T7">born to survive</text:span></text:a></text:h>
      <text:p text:style-name="P7">Think I was born to survive. Thrown deep with the Vendas, thrown deep with the Indians, thrown deep with the whites, I came out unscathed. Throw me to the wolves, feed me to the dogs, dog won't bite, but I just might. Put me in Soweto, put me in Polokwane, put me anywhere, put me anyhow, I might not thrive, but I will survive. Leave me broke, leave me with a silver spoon and a yolk, leave me naked, leave me in PJ's in the middle of a highway, I'll make a way. Now put me on stage.</text:p>
      <text:h text:style-name="P13" text:outline-level="3"><text:a xlink:type="simple" xlink:href="http://mkbaloyi5.blogspot.co.za/2010/09/benji.html"><text:span text:style-name="T7">Benji</text:span></text:a></text:h>
      <text:h text:style-name="P13" text:outline-level="3"><text:a xlink:type="simple" xlink:href="http://mkbaloyi5.blogspot.co.za/2010/09/saturena.html"><text:span text:style-name="T7">Saturena</text:span></text:a></text:h>
      <text:p text:style-name="P7">I'm looking for a chick<text:line-break/>Who feels herself a little too much<text:line-break/>Carries herself a little too high<text:line-break/>Walks a little too tall<text:line-break/>Not only Miss Independent but also Miss I-Don't-Care<text:line-break/>A lady who does not give her time to every Jim and Jack<text:line-break/>Your Pabh Moloi and Elana Africa<text:line-break/>I'm your DJ Fresh, your Phat Joe<text:line-break/>Like to keep it fresh, give you some phat lips<text:line-break/>A model C chick who feels like model B<text:line-break/><text:soft-page-break/>She's on top of the world<text:line-break/>Wanna get on top of her<text:line-break/>A woman of class<text:line-break/>An Afro chick with a British/American accent<text:line-break/>She's but of Indian decent</text:p>
      <text:p text:style-name="P7"/>
      <text:h text:style-name="P13" text:outline-level="3"><text:a xlink:type="simple" xlink:href="http://mkbaloyi5.blogspot.co.za/2010/09/your-words.html"><text:span text:style-name="T7">Your words</text:span></text:a></text:h>
      <text:p text:style-name="P7">Your words are more sad than death<text:line-break/>I feel like Jack Sparrow roaming between the two worlds<text:line-break/>I have lost a part of me that made me feel alive<text:line-break/>And yet I cannot die<text:line-break/>They call it the greatest punishment<text:line-break/><text:line-break/>I stayed up all night but didn't know why<text:line-break/>I realize this morning that there's something wrong with this place<text:line-break/>Something I don't like about this space<text:line-break/><text:line-break/>Being without you makes everything so wrong<text:line-break/>I feel like I have everything<text:line-break/>But I don't have what I need<text:line-break/>Being with you was still to be performed<text:line-break/><text:line-break/>You're my digital crush<text:line-break/>That I hope to one day make blush<text:line-break/>I chose a lifestyle that would prepare me for my ride to heaven<text:line-break/>Something that would make 1001 years of waiting seem like no wait<text:line-break/>But if the flight is not gonna take off, what good does it do?<text:line-break/><text:line-break/>I was living off hope Fanela, hope of a promised land<text:line-break/>I will make a track to Giyani to find that land<text:line-break/>Even if I don't have to<text:line-break/><text:line-break/>I wanted to do right by you<text:line-break/>More especially in a world where wrong is the new right<text:line-break/><text:line-break/>Why did you delete me from your heart?<text:line-break/>Add me as a friend of your love<text:line-break/><text:line-break/>I want to give you everything on a silver platter<text:line-break/>Like you were born with a silver spoon in your hand<text:line-break/>And I know most people don't like ready-made<text:line-break/>They like DIY<text:line-break/>Even though they can't differentiate between a spanner and a screw drive<text:line-break/><text:line-break/>And if you get tired<text:line-break/>You could be like the prodigal son<text:line-break/>Go on you way and come home to papa<text:line-break/><text:line-break/>©Bantsi Makhandeni/2010</text:p>
      <text:h text:style-name="P13" text:outline-level="3"><text:soft-page-break/><text:a xlink:type="simple" xlink:href="http://mkbaloyi5.blogspot.co.za/2010/09/love-like-love-for-girls.html"><text:span text:style-name="T7">Love like love for girls</text:span></text:a></text:h>
      <text:p text:style-name="P7">I love my job and this not love like love for girls<text:line-break/>Of course I can still bang the lady by the reception<text:line-break/>But if she goes my love stays</text:p>
      <text:h text:style-name="P13" text:outline-level="3"><text:a xlink:type="simple" xlink:href="http://mkbaloyi5.blogspot.co.za/2010/09/how-i-met-your-mother-on-facebook.html"><text:span text:style-name="T7">How I Met Your Mother on Facebook</text:span></text:a></text:h>
      <text:p text:style-name="P2">Start by translating the very first episode completely. Be careful because it decides what will happen next. Then the whole season 1. Then try to market it. Use your imagination and mostly original work.</text:p>
      <text:p text:style-name="P5"/>
      <text:p text:style-name="P7"/>
      <text:h text:style-name="P13" text:outline-level="3"><text:a xlink:type="simple" xlink:href="http://mkbaloyi5.blogspot.co.za/2010/09/happiness-is-like-tail.html"><text:span text:style-name="T7">Happiness is like a tail</text:span></text:a></text:h>
      <text:p text:style-name="P7">Happiness is like a tail<text:line-break/>Always chasing after it but you can never catch it<text:line-break/>Once you stop chasing it<text:line-break/>It follows you from behind</text:p>
      <text:h text:style-name="P13" text:outline-level="3"><text:a xlink:type="simple" xlink:href="http://mkbaloyi5.blogspot.co.za/2010/09/person-called-hope.html"><text:span text:style-name="T7">A Person Called Hope</text:span></text:a></text:h>
      <text:p text:style-name="P7">Hope is a very evil person<text:line-break/>She knows the whole truth<text:line-break/>But (she) tells you all the lies</text:p>
      <text:h text:style-name="P13" text:outline-level="3"><text:a xlink:type="simple" xlink:href="http://mkbaloyi5.blogspot.co.za/2010/09/big-schools.html"><text:span text:style-name="T7">Big Schools</text:span></text:a></text:h>
      <text:p text:style-name="P7">We go to big schools<text:line-break/>to detest big companies<text:line-break/>because big companies<text:line-break/>arrest big bra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New Roman', sans-serif"/>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03:06:31.007703398</meta:creation-date>
    <meta:generator>LibreOffice/4.2.8.2$Linux_X86_64 LibreOffice_project/420m0$Build-2</meta:generator>
    <dc:date>2016-06-13T03:46:29.720151967</dc:date>
    <meta:editing-duration>PT34M38S</meta:editing-duration>
    <meta:editing-cycles>76</meta:editing-cycles>
    <meta:document-statistic meta:table-count="0" meta:image-count="0" meta:object-count="0" meta:page-count="40" meta:paragraph-count="248" meta:word-count="23087" meta:character-count="110773" meta:non-whitespace-character-count="87435"/>
  </office:meta>
</office:document-meta>
</file>